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3e7e" officeooo:paragraph-rsid="00123e7e"/>
    </style:style>
    <style:style style:name="P2" style:family="paragraph" style:parent-style-name="Standard">
      <style:text-properties officeooo:rsid="00123e7e" officeooo:paragraph-rsid="0022caa6"/>
    </style:style>
    <style:style style:name="P3" style:family="paragraph" style:parent-style-name="Standard">
      <style:text-properties officeooo:rsid="0012baac" officeooo:paragraph-rsid="0012baac"/>
    </style:style>
    <style:style style:name="P4" style:family="paragraph" style:parent-style-name="Standard">
      <style:text-properties officeooo:rsid="00142440" officeooo:paragraph-rsid="00142440"/>
    </style:style>
    <style:style style:name="P5" style:family="paragraph" style:parent-style-name="Standard">
      <style:text-properties officeooo:rsid="001485ed" officeooo:paragraph-rsid="001485ed"/>
    </style:style>
    <style:style style:name="P6" style:family="paragraph" style:parent-style-name="Standard">
      <style:text-properties officeooo:rsid="00157773" officeooo:paragraph-rsid="00157773"/>
    </style:style>
    <style:style style:name="P7" style:family="paragraph" style:parent-style-name="Standard">
      <style:text-properties fo:font-variant="normal" fo:text-transform="none" fo:color="#333333" style:font-name="Open Sans" fo:font-size="12pt" fo:letter-spacing="normal" fo:font-style="normal" fo:font-weight="normal" officeooo:rsid="0016166a" officeooo:paragraph-rsid="001485ed" style:font-size-asian="12pt" style:font-size-complex="12pt"/>
    </style:style>
    <style:style style:name="P8" style:family="paragraph" style:parent-style-name="Standard">
      <style:text-properties fo:font-variant="normal" fo:text-transform="none" fo:color="#333333" style:font-name="Open Sans" fo:font-size="12.75pt" fo:letter-spacing="normal" fo:font-style="normal" fo:font-weight="normal" officeooo:rsid="00496952" officeooo:paragraph-rsid="0048f835"/>
    </style:style>
    <style:style style:name="P9" style:family="paragraph" style:parent-style-name="Standard">
      <style:text-properties fo:font-variant="normal" fo:text-transform="none" fo:color="#333333" style:font-name="Liberation Serif" fo:font-size="12pt" fo:letter-spacing="normal" fo:font-style="normal" fo:font-weight="normal" officeooo:rsid="001485ed" officeooo:paragraph-rsid="001485ed" style:font-size-asian="12pt" style:font-size-complex="12pt"/>
    </style:style>
    <style:style style:name="P10" style:family="paragraph" style:parent-style-name="Standard">
      <style:text-properties fo:font-variant="normal" fo:text-transform="none" fo:color="#333333" style:font-name="Liberation Serif" fo:font-size="12pt" fo:letter-spacing="normal" fo:font-style="normal" fo:font-weight="normal" officeooo:rsid="0016166a" officeooo:paragraph-rsid="001485ed" style:font-size-asian="12pt" style:font-size-complex="12pt"/>
    </style:style>
    <style:style style:name="P11" style:family="paragraph" style:parent-style-name="Standard">
      <style:text-properties fo:font-variant="normal" fo:text-transform="none" fo:color="#333333" style:font-name="Liberation Serif" fo:font-size="12pt" fo:letter-spacing="normal" fo:font-style="normal" fo:font-weight="normal" officeooo:rsid="004bb91d" officeooo:paragraph-rsid="004bb91d" style:font-size-asian="10.5pt" style:font-size-complex="12pt"/>
    </style:style>
    <style:style style:name="P12" style:family="paragraph" style:parent-style-name="Standard">
      <style:text-properties fo:font-variant="normal" fo:text-transform="none" fo:color="#333333" style:font-name="Liberation Serif" fo:font-size="12pt" fo:letter-spacing="normal" fo:font-style="normal" fo:font-weight="normal" officeooo:rsid="004d045a" officeooo:paragraph-rsid="004d045a" style:font-size-asian="10.5pt" style:font-size-complex="12pt"/>
    </style:style>
    <style:style style:name="P13" style:family="paragraph" style:parent-style-name="Standard">
      <style:text-properties fo:font-variant="normal" fo:text-transform="none" fo:color="#333333" style:font-name="Liberation Serif" fo:font-size="12pt" fo:letter-spacing="normal" fo:font-style="normal" fo:font-weight="normal" officeooo:rsid="004d34a9" officeooo:paragraph-rsid="004d045a" style:font-size-asian="10.5pt" style:font-size-complex="12pt"/>
    </style:style>
    <style:style style:name="P14" style:family="paragraph" style:parent-style-name="Standard">
      <style:text-properties fo:font-variant="normal" fo:text-transform="none" fo:color="#333333" style:font-name="Liberation Serif" fo:font-size="12pt" fo:letter-spacing="normal" fo:font-style="normal" fo:font-weight="normal" officeooo:rsid="004d34a9" officeooo:paragraph-rsid="004d34a9" style:font-size-asian="10.5pt" style:font-size-complex="12pt"/>
    </style:style>
    <style:style style:name="P15" style:family="paragraph" style:parent-style-name="Standard">
      <style:text-properties fo:font-variant="normal" fo:text-transform="none" fo:color="#333333" style:font-name="Liberation Serif" fo:font-size="12pt" fo:letter-spacing="normal" fo:font-style="normal" fo:font-weight="normal" officeooo:rsid="004e6909" officeooo:paragraph-rsid="004e6909" style:font-size-asian="10.5pt" style:font-size-complex="12pt"/>
    </style:style>
    <style:style style:name="P16" style:family="paragraph" style:parent-style-name="Standard">
      <style:text-properties fo:font-variant="normal" fo:text-transform="none" fo:color="#333333" style:font-name="Liberation Serif" fo:font-size="12pt" fo:letter-spacing="normal" fo:font-style="normal" fo:font-weight="bold" officeooo:rsid="0016166a" officeooo:paragraph-rsid="001485ed" style:font-size-asian="12pt" style:font-weight-asian="bold" style:font-size-complex="12pt" style:font-weight-complex="bold"/>
    </style:style>
    <style:style style:name="P17" style:family="paragraph" style:parent-style-name="Standard">
      <style:text-properties fo:font-variant="normal" fo:text-transform="none" fo:color="#333333" style:font-name="Liberation Serif" fo:font-size="12pt" fo:letter-spacing="normal" fo:font-style="normal" fo:font-weight="bold" officeooo:rsid="001485ed" officeooo:paragraph-rsid="001485ed" style:font-size-asian="12pt" style:font-weight-asian="bold" style:font-size-complex="12pt" style:font-weight-complex="bold"/>
    </style:style>
    <style:style style:name="P18" style:family="paragraph" style:parent-style-name="Standard">
      <style:text-properties fo:font-variant="normal" fo:text-transform="none" fo:color="#333333" style:font-name="Liberation Serif" fo:font-size="12pt" fo:letter-spacing="normal" fo:font-style="normal" fo:font-weight="bold" officeooo:rsid="004bb91d" officeooo:paragraph-rsid="004bb91d" style:font-size-asian="10.5pt" style:font-weight-asian="bold" style:font-size-complex="12pt" style:font-weight-complex="bold"/>
    </style:style>
    <style:style style:name="P19" style:family="paragraph" style:parent-style-name="Standard">
      <style:text-properties fo:font-variant="normal" fo:text-transform="none" fo:color="#333333" style:font-name="Liberation Serif" fo:font-size="12pt" fo:letter-spacing="normal" fo:font-style="normal" fo:font-weight="bold" officeooo:rsid="004d045a" officeooo:paragraph-rsid="004d045a" style:font-size-asian="10.5pt" style:font-weight-asian="bold" style:font-size-complex="12pt" style:font-weight-complex="bold"/>
    </style:style>
    <style:style style:name="P20" style:family="paragraph" style:parent-style-name="Standard">
      <style:text-properties fo:font-variant="normal" fo:text-transform="none" fo:color="#333333" style:font-name="Liberation Serif" fo:font-size="12pt" fo:letter-spacing="normal" fo:font-style="normal" fo:font-weight="bold" officeooo:rsid="004d34a9" officeooo:paragraph-rsid="004d34a9" style:font-size-asian="10.5pt" style:font-weight-asian="bold" style:font-size-complex="12pt" style:font-weight-complex="bold"/>
    </style:style>
    <style:style style:name="P21" style:family="paragraph" style:parent-style-name="Standard">
      <style:text-properties fo:font-variant="normal" fo:text-transform="none" fo:color="#333333" style:font-name="Liberation Serif" fo:font-size="12pt" fo:letter-spacing="normal" fo:font-style="normal" fo:font-weight="bold" officeooo:rsid="004e6909" officeooo:paragraph-rsid="004e6909" style:font-size-asian="10.5pt" style:font-weight-asian="bold" style:font-size-complex="12pt" style:font-weight-complex="bold"/>
    </style:style>
    <style:style style:name="P22" style:family="paragraph" style:parent-style-name="Standard">
      <style:text-properties fo:font-variant="normal" fo:text-transform="none" fo:color="#333333" style:font-name="Liberation Serif" fo:font-size="12.75pt" fo:letter-spacing="normal" fo:font-style="normal" fo:font-weight="normal" officeooo:rsid="00496952" officeooo:paragraph-rsid="0048f835"/>
    </style:style>
    <style:style style:name="P23" style:family="paragraph" style:parent-style-name="Standard">
      <style:text-properties fo:font-variant="normal" fo:text-transform="none" fo:color="#333333" style:font-name="Liberation Serif" fo:font-size="12.75pt" fo:letter-spacing="normal" fo:font-style="normal" fo:font-weight="normal" officeooo:rsid="004a8114" officeooo:paragraph-rsid="004a8114"/>
    </style:style>
    <style:style style:name="P24" style:family="paragraph" style:parent-style-name="Standard">
      <style:text-properties fo:font-variant="normal" fo:text-transform="none" fo:color="#333333" style:font-name="Liberation Serif" fo:font-size="12.75pt" fo:letter-spacing="normal" fo:font-style="normal" fo:font-weight="bold" officeooo:rsid="004a8114" officeooo:paragraph-rsid="004a8114" style:font-weight-asian="bold" style:font-weight-complex="bold"/>
    </style:style>
    <style:style style:name="P25" style:family="paragraph" style:parent-style-name="Standard">
      <style:text-properties fo:font-variant="normal" fo:text-transform="none" fo:color="#000000" style:font-name="Liberation Serif" fo:font-size="12.75pt" fo:letter-spacing="normal" fo:font-style="normal" fo:font-weight="normal" officeooo:rsid="00496952" officeooo:paragraph-rsid="0048f835"/>
    </style:style>
    <style:style style:name="P26" style:family="paragraph" style:parent-style-name="Standard">
      <style:text-properties officeooo:rsid="0016166a" officeooo:paragraph-rsid="0016166a"/>
    </style:style>
    <style:style style:name="P27" style:family="paragraph" style:parent-style-name="Standard">
      <style:text-properties officeooo:rsid="00166684" officeooo:paragraph-rsid="00166684"/>
    </style:style>
    <style:style style:name="P28" style:family="paragraph" style:parent-style-name="Standard">
      <style:text-properties officeooo:rsid="0016a5da" officeooo:paragraph-rsid="0016a5da"/>
    </style:style>
    <style:style style:name="P29" style:family="paragraph" style:parent-style-name="Standard">
      <style:text-properties officeooo:rsid="00195d95" officeooo:paragraph-rsid="00195d95"/>
    </style:style>
    <style:style style:name="P30" style:family="paragraph" style:parent-style-name="Standard">
      <style:text-properties officeooo:paragraph-rsid="00195d95"/>
    </style:style>
    <style:style style:name="P31" style:family="paragraph" style:parent-style-name="Standard">
      <style:text-properties officeooo:rsid="001b81fc" officeooo:paragraph-rsid="001b81fc"/>
    </style:style>
    <style:style style:name="P32" style:family="paragraph" style:parent-style-name="Standard">
      <style:text-properties officeooo:paragraph-rsid="001b81fc"/>
    </style:style>
    <style:style style:name="P33" style:family="paragraph" style:parent-style-name="Standard">
      <style:text-properties officeooo:rsid="001ebd08" officeooo:paragraph-rsid="001ebd08"/>
    </style:style>
    <style:style style:name="P34" style:family="paragraph" style:parent-style-name="Standard">
      <style:text-properties officeooo:rsid="001f6359" officeooo:paragraph-rsid="001f6359"/>
    </style:style>
    <style:style style:name="P35" style:family="paragraph" style:parent-style-name="Standard">
      <style:text-properties officeooo:rsid="002021f1" officeooo:paragraph-rsid="002021f1"/>
    </style:style>
    <style:style style:name="P36" style:family="paragraph" style:parent-style-name="Standard">
      <style:text-properties officeooo:rsid="002117de" officeooo:paragraph-rsid="002117de"/>
    </style:style>
    <style:style style:name="P37" style:family="paragraph" style:parent-style-name="Standard">
      <style:text-properties officeooo:rsid="0022caa6" officeooo:paragraph-rsid="0022caa6"/>
    </style:style>
    <style:style style:name="P38" style:family="paragraph" style:parent-style-name="Standard">
      <style:text-properties officeooo:rsid="002366fa" officeooo:paragraph-rsid="002366fa"/>
    </style:style>
    <style:style style:name="P39" style:family="paragraph" style:parent-style-name="Standard">
      <style:text-properties officeooo:rsid="0023c1cf" officeooo:paragraph-rsid="0023c1cf"/>
    </style:style>
    <style:style style:name="P40" style:family="paragraph" style:parent-style-name="Standard">
      <style:text-properties officeooo:rsid="002510bc" officeooo:paragraph-rsid="002510bc"/>
    </style:style>
    <style:style style:name="P41" style:family="paragraph" style:parent-style-name="Standard">
      <style:text-properties officeooo:rsid="002767ec" officeooo:paragraph-rsid="002767ec"/>
    </style:style>
    <style:style style:name="P42" style:family="paragraph" style:parent-style-name="Standard">
      <style:text-properties officeooo:rsid="00285b8d" officeooo:paragraph-rsid="00285b8d"/>
    </style:style>
    <style:style style:name="P43" style:family="paragraph" style:parent-style-name="Standard">
      <style:text-properties officeooo:rsid="0029d3e0" officeooo:paragraph-rsid="0029d3e0"/>
    </style:style>
    <style:style style:name="P44" style:family="paragraph" style:parent-style-name="Standard">
      <style:text-properties officeooo:rsid="002b8cac" officeooo:paragraph-rsid="002b8cac"/>
    </style:style>
    <style:style style:name="P45" style:family="paragraph" style:parent-style-name="Standard">
      <style:text-properties officeooo:rsid="002c89c3" officeooo:paragraph-rsid="002c89c3"/>
    </style:style>
    <style:style style:name="P46" style:family="paragraph" style:parent-style-name="Standard">
      <style:text-properties officeooo:rsid="002daf61" officeooo:paragraph-rsid="002daf61"/>
    </style:style>
    <style:style style:name="P47" style:family="paragraph" style:parent-style-name="Standard">
      <style:text-properties officeooo:rsid="002f04c2" officeooo:paragraph-rsid="002f04c2"/>
    </style:style>
    <style:style style:name="P48" style:family="paragraph" style:parent-style-name="Standard">
      <style:text-properties officeooo:rsid="002f86cc" officeooo:paragraph-rsid="002f86cc"/>
    </style:style>
    <style:style style:name="P49" style:family="paragraph" style:parent-style-name="Standard">
      <style:text-properties officeooo:rsid="002fa326" officeooo:paragraph-rsid="002fa326"/>
    </style:style>
    <style:style style:name="P50" style:family="paragraph" style:parent-style-name="Standard">
      <style:text-properties officeooo:rsid="00304fda" officeooo:paragraph-rsid="00304fda"/>
    </style:style>
    <style:style style:name="P51" style:family="paragraph" style:parent-style-name="Standard">
      <style:text-properties officeooo:rsid="0030a49d" officeooo:paragraph-rsid="0030a49d"/>
    </style:style>
    <style:style style:name="P52" style:family="paragraph" style:parent-style-name="Standard">
      <style:text-properties officeooo:paragraph-rsid="002366fa"/>
    </style:style>
    <style:style style:name="P53" style:family="paragraph" style:parent-style-name="Standard">
      <style:text-properties fo:font-weight="bold" officeooo:rsid="00304fda" officeooo:paragraph-rsid="00304fda" style:font-weight-asian="bold" style:font-weight-complex="bold"/>
    </style:style>
    <style:style style:name="P54" style:family="paragraph" style:parent-style-name="Standard">
      <style:text-properties fo:font-weight="bold" officeooo:rsid="0030a49d" officeooo:paragraph-rsid="0030a49d" style:font-weight-asian="bold" style:font-weight-complex="bold"/>
    </style:style>
    <style:style style:name="P55" style:family="paragraph" style:parent-style-name="Standard">
      <style:text-properties fo:font-weight="bold" officeooo:rsid="002fa326" officeooo:paragraph-rsid="002fa326" style:font-weight-asian="bold" style:font-weight-complex="bold"/>
    </style:style>
    <style:style style:name="P56" style:family="paragraph" style:parent-style-name="Standard">
      <style:text-properties fo:font-weight="bold" officeooo:rsid="001485ed" officeooo:paragraph-rsid="001485ed" style:font-weight-asian="bold" style:font-weight-complex="bold"/>
    </style:style>
    <style:style style:name="P57" style:family="paragraph" style:parent-style-name="Standard">
      <style:text-properties fo:font-weight="bold" officeooo:rsid="002f04c2" officeooo:paragraph-rsid="002f04c2" style:font-weight-asian="bold" style:font-weight-complex="bold"/>
    </style:style>
    <style:style style:name="P58" style:family="paragraph" style:parent-style-name="Standard">
      <style:text-properties fo:font-weight="bold" officeooo:rsid="002f86cc" officeooo:paragraph-rsid="002f86cc" style:font-weight-asian="bold" style:font-weight-complex="bold"/>
    </style:style>
    <style:style style:name="P59" style:family="paragraph" style:parent-style-name="Standard">
      <style:text-properties fo:font-weight="bold" officeooo:rsid="004e6909" officeooo:paragraph-rsid="004e6909" style:font-weight-asian="bold" style:font-weight-complex="bold"/>
    </style:style>
    <style:style style:name="P60" style:family="paragraph" style:parent-style-name="Standard">
      <style:text-properties fo:font-weight="bold" officeooo:rsid="0016166a" officeooo:paragraph-rsid="0016166a" style:font-weight-asian="bold" style:font-weight-complex="bold"/>
    </style:style>
    <style:style style:name="P61" style:family="paragraph" style:parent-style-name="Standard">
      <style:text-properties fo:font-weight="bold" officeooo:rsid="00166684" officeooo:paragraph-rsid="00166684" style:font-weight-asian="bold" style:font-weight-complex="bold"/>
    </style:style>
    <style:style style:name="P62" style:family="paragraph" style:parent-style-name="Standard">
      <style:text-properties fo:font-weight="bold" officeooo:rsid="0016a5da" officeooo:paragraph-rsid="0016a5da" style:font-weight-asian="bold" style:font-weight-complex="bold"/>
    </style:style>
    <style:style style:name="P63" style:family="paragraph" style:parent-style-name="Standard">
      <style:text-properties fo:font-weight="bold" officeooo:rsid="00195d95" officeooo:paragraph-rsid="00195d95" style:font-weight-asian="bold" style:font-weight-complex="bold"/>
    </style:style>
    <style:style style:name="P64" style:family="paragraph" style:parent-style-name="Standard">
      <style:text-properties style:font-name="Liberation Serif" officeooo:rsid="001485ed" officeooo:paragraph-rsid="001485ed"/>
    </style:style>
    <style:style style:name="P65" style:family="paragraph" style:parent-style-name="Standard">
      <style:text-properties style:font-name="Liberation Serif" fo:font-size="12pt" fo:font-weight="bold" officeooo:rsid="001485ed" officeooo:paragraph-rsid="001485ed" style:font-size-asian="12pt" style:font-weight-asian="bold" style:font-size-complex="12pt" style:font-weight-complex="bold"/>
    </style:style>
    <style:style style:name="P66" style:family="paragraph" style:parent-style-name="Standard">
      <style:text-properties officeooo:rsid="0048f835" officeooo:paragraph-rsid="0048f835"/>
    </style:style>
    <style:style style:name="P67" style:family="paragraph" style:parent-style-name="Standard">
      <style:text-properties officeooo:rsid="004d045a" officeooo:paragraph-rsid="004d045a"/>
    </style:style>
    <style:style style:name="P68" style:family="paragraph" style:parent-style-name="Standard">
      <style:text-properties officeooo:rsid="004e6909" officeooo:paragraph-rsid="004e6909"/>
    </style:style>
    <style:style style:name="P69" style:family="paragraph" style:parent-style-name="Standard">
      <style:text-properties officeooo:rsid="004e6986" officeooo:paragraph-rsid="004e6986"/>
    </style:style>
    <style:style style:name="P70" style:family="paragraph" style:parent-style-name="Standard">
      <style:text-properties officeooo:rsid="004ebc41" officeooo:paragraph-rsid="004ebc41"/>
    </style:style>
    <style:style style:name="P71" style:family="paragraph" style:parent-style-name="Standard">
      <style:text-properties officeooo:rsid="004f93bd" officeooo:paragraph-rsid="004f93bd"/>
    </style:style>
    <style:style style:name="P72" style:family="paragraph" style:parent-style-name="Standard">
      <style:text-properties officeooo:rsid="00505827" officeooo:paragraph-rsid="00505827"/>
    </style:style>
    <style:style style:name="P73" style:family="paragraph" style:parent-style-name="Standard">
      <style:text-properties officeooo:paragraph-rsid="00505827"/>
    </style:style>
    <style:style style:name="P74" style:family="paragraph" style:parent-style-name="Standard">
      <style:text-properties officeooo:rsid="005188f5" officeooo:paragraph-rsid="005188f5"/>
    </style:style>
    <style:style style:name="P75" style:family="paragraph" style:parent-style-name="Standard">
      <style:text-properties officeooo:paragraph-rsid="005188f5"/>
    </style:style>
    <style:style style:name="P76" style:family="paragraph" style:parent-style-name="Standard">
      <style:text-properties officeooo:rsid="0052585f" officeooo:paragraph-rsid="0052585f"/>
    </style:style>
    <style:style style:name="P77" style:family="paragraph" style:parent-style-name="Standard">
      <style:text-properties officeooo:rsid="00527b00" officeooo:paragraph-rsid="00527b00"/>
    </style:style>
    <style:style style:name="P78" style:family="paragraph" style:parent-style-name="Standard">
      <style:text-properties officeooo:rsid="00540ef5" officeooo:paragraph-rsid="00540ef5"/>
    </style:style>
    <style:style style:name="P79" style:family="paragraph" style:parent-style-name="Standard">
      <style:text-properties officeooo:rsid="00555084" officeooo:paragraph-rsid="00555084"/>
    </style:style>
    <style:style style:name="P80" style:family="paragraph" style:parent-style-name="Standard">
      <style:text-properties officeooo:rsid="0058f44e" officeooo:paragraph-rsid="0058f44e"/>
    </style:style>
    <style:style style:name="P81" style:family="paragraph" style:parent-style-name="Standard">
      <style:text-properties officeooo:rsid="00597243" officeooo:paragraph-rsid="00597243"/>
    </style:style>
    <style:style style:name="P82" style:family="paragraph" style:parent-style-name="Standard">
      <style:paragraph-properties fo:break-before="page"/>
    </style:style>
    <style:style style:name="P83" style:family="paragraph" style:parent-style-name="Standard">
      <style:paragraph-properties fo:break-before="page"/>
      <style:text-properties officeooo:rsid="0022caa6" officeooo:paragraph-rsid="0022caa6"/>
    </style:style>
    <style:style style:name="P84" style:family="paragraph" style:parent-style-name="Standard">
      <style:paragraph-properties fo:break-before="page"/>
      <style:text-properties officeooo:rsid="00123e7e" officeooo:paragraph-rsid="00123e7e"/>
    </style:style>
    <style:style style:name="P85" style:family="paragraph" style:parent-style-name="Standard">
      <style:paragraph-properties fo:break-before="page"/>
      <style:text-properties officeooo:rsid="0012baac" officeooo:paragraph-rsid="002c89c3"/>
    </style:style>
    <style:style style:name="P86" style:family="paragraph" style:parent-style-name="Standard">
      <style:paragraph-properties fo:break-before="page"/>
      <style:text-properties officeooo:rsid="002f04c2" officeooo:paragraph-rsid="002f04c2"/>
    </style:style>
    <style:style style:name="P87" style:family="paragraph" style:parent-style-name="Standard">
      <style:paragraph-properties fo:break-before="page"/>
      <style:text-properties fo:font-weight="bold" officeooo:rsid="0048f835" officeooo:paragraph-rsid="0048f835" style:font-weight-asian="bold" style:font-weight-complex="bold"/>
    </style:style>
    <style:style style:name="P88" style:family="paragraph" style:parent-style-name="Standard">
      <style:paragraph-properties fo:break-before="page"/>
      <style:text-properties fo:font-weight="bold" officeooo:rsid="004ebc41" officeooo:paragraph-rsid="004ebc41" style:font-weight-asian="bold" style:font-weight-complex="bold"/>
    </style:style>
    <style:style style:name="P89" style:family="paragraph" style:parent-style-name="Standard">
      <style:paragraph-properties fo:break-before="page"/>
      <style:text-properties fo:font-weight="bold" officeooo:rsid="00505827" officeooo:paragraph-rsid="00505827" style:font-weight-asian="bold" style:font-weight-complex="bold"/>
    </style:style>
    <style:style style:name="P90" style:family="paragraph" style:parent-style-name="Standard">
      <style:paragraph-properties fo:break-before="page"/>
      <style:text-properties fo:font-weight="bold" officeooo:rsid="0052585f" officeooo:paragraph-rsid="0052585f" style:font-weight-asian="bold" style:font-weight-complex="bold"/>
    </style:style>
    <style:style style:name="P91" style:family="paragraph" style:parent-style-name="Standard">
      <style:paragraph-properties fo:break-before="page"/>
      <style:text-properties officeooo:rsid="00157773" officeooo:paragraph-rsid="00157773"/>
    </style:style>
    <style:style style:name="P92" style:family="paragraph" style:parent-style-name="Text_20_body">
      <style:text-properties officeooo:rsid="00157773" officeooo:paragraph-rsid="00157773"/>
    </style:style>
    <style:style style:name="P9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Liberation Serif" fo:font-size="12pt" fo:letter-spacing="normal" fo:font-style="normal" fo:font-weight="normal"/>
    </style:style>
    <style:style style:name="P94" style:family="paragraph" style:parent-style-name="Heading_20_2">
      <style:paragraph-properties fo:break-before="page"/>
    </style:style>
    <style:style style:name="P95" style:family="paragraph" style:parent-style-name="Standard" style:list-style-name="L1">
      <style:text-properties officeooo:rsid="00166684" officeooo:paragraph-rsid="00166684"/>
    </style:style>
    <style:style style:name="P96" style:family="paragraph" style:parent-style-name="Standard" style:list-style-name="L2">
      <style:text-properties officeooo:rsid="00166684" officeooo:paragraph-rsid="00166684"/>
    </style:style>
    <style:style style:name="P97" style:family="paragraph" style:parent-style-name="Standard" style:list-style-name="L3">
      <style:text-properties officeooo:rsid="00166684" officeooo:paragraph-rsid="00166684"/>
    </style:style>
    <style:style style:name="P98" style:family="paragraph" style:parent-style-name="Standard" style:list-style-name="L4">
      <style:text-properties officeooo:rsid="0016a5da" officeooo:paragraph-rsid="0016a5da"/>
    </style:style>
    <style:style style:name="P99" style:family="paragraph" style:parent-style-name="Standard" style:list-style-name="L5">
      <style:text-properties officeooo:rsid="0016a5da" officeooo:paragraph-rsid="0016a5da"/>
    </style:style>
    <style:style style:name="P100" style:family="paragraph" style:parent-style-name="Standard" style:list-style-name="L6">
      <style:text-properties officeooo:rsid="0016a5da" officeooo:paragraph-rsid="0016a5da"/>
    </style:style>
    <style:style style:name="P101" style:family="paragraph" style:parent-style-name="Standard" style:list-style-name="L7">
      <style:text-properties officeooo:rsid="00195d95" officeooo:paragraph-rsid="00195d95"/>
    </style:style>
    <style:style style:name="P102" style:family="paragraph" style:parent-style-name="Standard" style:list-style-name="L8">
      <style:text-properties officeooo:rsid="00195d95" officeooo:paragraph-rsid="00195d95"/>
    </style:style>
    <style:style style:name="P103" style:family="paragraph" style:parent-style-name="Standard" style:list-style-name="L9">
      <style:text-properties officeooo:rsid="00195d95" officeooo:paragraph-rsid="00195d95"/>
    </style:style>
    <style:style style:name="P104" style:family="paragraph" style:parent-style-name="Standard" style:list-style-name="L10">
      <style:text-properties officeooo:rsid="00195d95" officeooo:paragraph-rsid="00195d95"/>
    </style:style>
    <style:style style:name="P105" style:family="paragraph" style:parent-style-name="Standard" style:list-style-name="L11">
      <style:text-properties officeooo:paragraph-rsid="001b81fc"/>
    </style:style>
    <style:style style:name="P106" style:family="paragraph" style:parent-style-name="Standard" style:list-style-name="L12">
      <style:text-properties officeooo:rsid="001ebd08" officeooo:paragraph-rsid="001ebd08"/>
    </style:style>
    <style:style style:name="P107" style:family="paragraph" style:parent-style-name="Standard" style:list-style-name="L13">
      <style:text-properties officeooo:rsid="001ebd08" officeooo:paragraph-rsid="001ebd08"/>
    </style:style>
    <style:style style:name="P108" style:family="paragraph" style:parent-style-name="Standard" style:list-style-name="L14">
      <style:text-properties officeooo:rsid="001ebd08" officeooo:paragraph-rsid="001ebd08"/>
    </style:style>
    <style:style style:name="P109" style:family="paragraph" style:parent-style-name="Standard" style:list-style-name="L15">
      <style:text-properties officeooo:rsid="001f6359" officeooo:paragraph-rsid="001f6359"/>
    </style:style>
    <style:style style:name="P110" style:family="paragraph" style:parent-style-name="Standard" style:list-style-name="L16">
      <style:text-properties officeooo:rsid="001f6359" officeooo:paragraph-rsid="001f6359"/>
    </style:style>
    <style:style style:name="P111" style:family="paragraph" style:parent-style-name="Standard" style:list-style-name="L17">
      <style:text-properties officeooo:rsid="002117de" officeooo:paragraph-rsid="002117de"/>
    </style:style>
    <style:style style:name="P112" style:family="paragraph" style:parent-style-name="Standard" style:list-style-name="L18">
      <style:text-properties officeooo:rsid="0022caa6" officeooo:paragraph-rsid="0022caa6"/>
    </style:style>
    <style:style style:name="P113" style:family="paragraph" style:parent-style-name="Standard" style:list-style-name="L19">
      <style:text-properties officeooo:rsid="0022caa6" officeooo:paragraph-rsid="0022caa6"/>
    </style:style>
    <style:style style:name="P114" style:family="paragraph" style:parent-style-name="Standard" style:list-style-name="L20">
      <style:text-properties officeooo:rsid="0022caa6" officeooo:paragraph-rsid="0022caa6"/>
    </style:style>
    <style:style style:name="P115" style:family="paragraph" style:parent-style-name="Standard" style:list-style-name="L21">
      <style:text-properties officeooo:rsid="002366fa" officeooo:paragraph-rsid="002366fa"/>
    </style:style>
    <style:style style:name="P116" style:family="paragraph" style:parent-style-name="Standard" style:list-style-name="L22">
      <style:text-properties officeooo:rsid="002366fa" officeooo:paragraph-rsid="002366fa"/>
    </style:style>
    <style:style style:name="P117" style:family="paragraph" style:parent-style-name="Standard" style:list-style-name="L23">
      <style:text-properties officeooo:rsid="0023c1cf" officeooo:paragraph-rsid="0023c1cf"/>
    </style:style>
    <style:style style:name="P118" style:family="paragraph" style:parent-style-name="Standard" style:list-style-name="L24">
      <style:text-properties officeooo:rsid="0023c1cf" officeooo:paragraph-rsid="0023c1cf"/>
    </style:style>
    <style:style style:name="P119" style:family="paragraph" style:parent-style-name="Standard" style:list-style-name="L25">
      <style:text-properties officeooo:rsid="0023c1cf" officeooo:paragraph-rsid="0023c1cf"/>
    </style:style>
    <style:style style:name="P120" style:family="paragraph" style:parent-style-name="Standard" style:list-style-name="L26">
      <style:text-properties officeooo:rsid="0023c1cf" officeooo:paragraph-rsid="0023c1cf"/>
    </style:style>
    <style:style style:name="P121" style:family="paragraph" style:parent-style-name="Standard" style:list-style-name="L27">
      <style:text-properties officeooo:rsid="002510bc" officeooo:paragraph-rsid="002510bc"/>
    </style:style>
    <style:style style:name="P122" style:family="paragraph" style:parent-style-name="Standard" style:list-style-name="L28">
      <style:text-properties officeooo:rsid="002510bc" officeooo:paragraph-rsid="002510bc"/>
    </style:style>
    <style:style style:name="P123" style:family="paragraph" style:parent-style-name="Standard" style:list-style-name="L29">
      <style:text-properties officeooo:rsid="002510bc" officeooo:paragraph-rsid="002510bc"/>
    </style:style>
    <style:style style:name="P124" style:family="paragraph" style:parent-style-name="Standard" style:list-style-name="L30">
      <style:text-properties officeooo:rsid="00261d45" officeooo:paragraph-rsid="00261d45"/>
    </style:style>
    <style:style style:name="P125" style:family="paragraph" style:parent-style-name="Standard" style:list-style-name="L31">
      <style:text-properties officeooo:rsid="002767ec" officeooo:paragraph-rsid="002767ec"/>
    </style:style>
    <style:style style:name="P126" style:family="paragraph" style:parent-style-name="Standard" style:list-style-name="L32">
      <style:text-properties officeooo:rsid="002767ec" officeooo:paragraph-rsid="002767ec"/>
    </style:style>
    <style:style style:name="P127" style:family="paragraph" style:parent-style-name="Standard" style:list-style-name="L33">
      <style:text-properties officeooo:rsid="00285b8d" officeooo:paragraph-rsid="00285b8d"/>
    </style:style>
    <style:style style:name="P128" style:family="paragraph" style:parent-style-name="Standard" style:list-style-name="L34">
      <style:text-properties officeooo:rsid="00285b8d" officeooo:paragraph-rsid="00285b8d"/>
    </style:style>
    <style:style style:name="P129" style:family="paragraph" style:parent-style-name="Standard" style:list-style-name="L35">
      <style:text-properties officeooo:rsid="00285b8d" officeooo:paragraph-rsid="00285b8d"/>
    </style:style>
    <style:style style:name="P130" style:family="paragraph" style:parent-style-name="Standard" style:list-style-name="L36">
      <style:text-properties officeooo:rsid="00285b8d" officeooo:paragraph-rsid="00285b8d"/>
    </style:style>
    <style:style style:name="P131" style:family="paragraph" style:parent-style-name="Standard" style:list-style-name="L37">
      <style:text-properties officeooo:rsid="00285b8d" officeooo:paragraph-rsid="00285b8d"/>
    </style:style>
    <style:style style:name="P132" style:family="paragraph" style:parent-style-name="Standard" style:list-style-name="L38">
      <style:text-properties officeooo:rsid="00285b8d" officeooo:paragraph-rsid="00285b8d"/>
    </style:style>
    <style:style style:name="P133" style:family="paragraph" style:parent-style-name="Standard" style:list-style-name="L39">
      <style:text-properties officeooo:rsid="0029d3e0" officeooo:paragraph-rsid="0029d3e0"/>
    </style:style>
    <style:style style:name="P134" style:family="paragraph" style:parent-style-name="Standard" style:list-style-name="L40">
      <style:text-properties officeooo:rsid="0029d3e0" officeooo:paragraph-rsid="0029d3e0"/>
    </style:style>
    <style:style style:name="P135" style:family="paragraph" style:parent-style-name="Standard" style:list-style-name="L41">
      <style:text-properties officeooo:rsid="002b8cac" officeooo:paragraph-rsid="002b8cac"/>
    </style:style>
    <style:style style:name="P136" style:family="paragraph" style:parent-style-name="Standard" style:list-style-name="L42">
      <style:text-properties officeooo:rsid="002b8cac" officeooo:paragraph-rsid="002b8cac"/>
    </style:style>
    <style:style style:name="P137" style:family="paragraph" style:parent-style-name="Standard" style:list-style-name="L43">
      <style:text-properties officeooo:rsid="002b8cac" officeooo:paragraph-rsid="002b8cac"/>
    </style:style>
    <style:style style:name="P138" style:family="paragraph" style:parent-style-name="Standard" style:list-style-name="L44">
      <style:text-properties officeooo:rsid="002b8cac" officeooo:paragraph-rsid="002b8cac"/>
    </style:style>
    <style:style style:name="P139" style:family="paragraph" style:parent-style-name="Standard" style:list-style-name="L45">
      <style:text-properties officeooo:rsid="002c89c3" officeooo:paragraph-rsid="002c89c3"/>
    </style:style>
    <style:style style:name="P140" style:family="paragraph" style:parent-style-name="Standard" style:list-style-name="L46">
      <style:text-properties officeooo:rsid="002c89c3" officeooo:paragraph-rsid="002c89c3"/>
    </style:style>
    <style:style style:name="P141" style:family="paragraph" style:parent-style-name="Standard" style:list-style-name="L47">
      <style:text-properties officeooo:rsid="002c89c3" officeooo:paragraph-rsid="002c89c3"/>
    </style:style>
    <style:style style:name="P142" style:family="paragraph" style:parent-style-name="Standard" style:list-style-name="L48">
      <style:text-properties officeooo:rsid="002c89c3" officeooo:paragraph-rsid="002c89c3"/>
    </style:style>
    <style:style style:name="P143" style:family="paragraph" style:parent-style-name="Standard" style:list-style-name="L49">
      <style:text-properties officeooo:rsid="002c89c3" officeooo:paragraph-rsid="002c89c3"/>
    </style:style>
    <style:style style:name="P144" style:family="paragraph" style:parent-style-name="Standard" style:list-style-name="L50">
      <style:text-properties officeooo:rsid="002daf61" officeooo:paragraph-rsid="002daf61"/>
    </style:style>
    <style:style style:name="P145" style:family="paragraph" style:parent-style-name="Standard" style:list-style-name="L51">
      <style:text-properties officeooo:rsid="002f04c2" officeooo:paragraph-rsid="002f04c2"/>
    </style:style>
    <style:style style:name="P146" style:family="paragraph" style:parent-style-name="Standard" style:list-style-name="L52">
      <style:text-properties officeooo:rsid="002f04c2" officeooo:paragraph-rsid="002f04c2"/>
    </style:style>
    <style:style style:name="P147" style:family="paragraph" style:parent-style-name="Standard" style:list-style-name="L53">
      <style:text-properties officeooo:rsid="002f04c2" officeooo:paragraph-rsid="002f04c2"/>
    </style:style>
    <style:style style:name="P148" style:family="paragraph" style:parent-style-name="Standard" style:list-style-name="L54">
      <style:text-properties officeooo:rsid="002f86cc" officeooo:paragraph-rsid="002f86cc"/>
    </style:style>
    <style:style style:name="P149" style:family="paragraph" style:parent-style-name="Standard" style:list-style-name="L55">
      <style:text-properties officeooo:rsid="002f86cc" officeooo:paragraph-rsid="002f86cc"/>
    </style:style>
    <style:style style:name="P150" style:family="paragraph" style:parent-style-name="Standard" style:list-style-name="L56">
      <style:text-properties officeooo:rsid="002f86cc" officeooo:paragraph-rsid="002f86cc"/>
    </style:style>
    <style:style style:name="P151" style:family="paragraph" style:parent-style-name="Standard" style:list-style-name="L57">
      <style:text-properties officeooo:rsid="002f86cc" officeooo:paragraph-rsid="002f86cc"/>
    </style:style>
    <style:style style:name="P152" style:family="paragraph" style:parent-style-name="Standard" style:list-style-name="L58">
      <style:text-properties officeooo:rsid="002f86cc" officeooo:paragraph-rsid="002f86cc"/>
    </style:style>
    <style:style style:name="P153" style:family="paragraph" style:parent-style-name="Standard" style:list-style-name="L59">
      <style:text-properties officeooo:rsid="002f86cc" officeooo:paragraph-rsid="002f86cc"/>
    </style:style>
    <style:style style:name="P154" style:family="paragraph" style:parent-style-name="Standard" style:list-style-name="L60">
      <style:text-properties officeooo:rsid="002fa326" officeooo:paragraph-rsid="002fa326"/>
    </style:style>
    <style:style style:name="P155" style:family="paragraph" style:parent-style-name="Standard" style:list-style-name="L61">
      <style:text-properties officeooo:rsid="00304fda" officeooo:paragraph-rsid="00304fda"/>
    </style:style>
    <style:style style:name="P156" style:family="paragraph" style:parent-style-name="Standard" style:list-style-name="L62">
      <style:text-properties officeooo:rsid="00304fda" officeooo:paragraph-rsid="00304fda"/>
    </style:style>
    <style:style style:name="P157" style:family="paragraph" style:parent-style-name="Standard" style:list-style-name="L63">
      <style:text-properties officeooo:rsid="00304fda" officeooo:paragraph-rsid="00304fda"/>
    </style:style>
    <style:style style:name="P158" style:family="paragraph" style:parent-style-name="Standard" style:list-style-name="L64">
      <style:text-properties officeooo:rsid="00304fda" officeooo:paragraph-rsid="00304fda"/>
    </style:style>
    <style:style style:name="P159" style:family="paragraph" style:parent-style-name="Standard" style:list-style-name="L65">
      <style:text-properties officeooo:rsid="00304fda" officeooo:paragraph-rsid="00304fda"/>
    </style:style>
    <style:style style:name="P160" style:family="paragraph" style:parent-style-name="Standard" style:list-style-name="L66">
      <style:text-properties officeooo:rsid="0030a49d" officeooo:paragraph-rsid="0030a49d"/>
    </style:style>
    <style:style style:name="P161" style:family="paragraph" style:parent-style-name="Standard" style:list-style-name="L67">
      <style:text-properties officeooo:rsid="0030a49d" officeooo:paragraph-rsid="0030a49d"/>
    </style:style>
    <style:style style:name="P162" style:family="paragraph" style:parent-style-name="Standard" style:list-style-name="L68">
      <style:text-properties officeooo:rsid="0030a49d" officeooo:paragraph-rsid="0030a49d"/>
    </style:style>
    <style:style style:name="P163" style:family="paragraph" style:parent-style-name="Standard" style:list-style-name="L69">
      <style:text-properties officeooo:rsid="0030a49d" officeooo:paragraph-rsid="0030a49d"/>
    </style:style>
    <style:style style:name="P164" style:family="paragraph" style:parent-style-name="Standard" style:list-style-name="L70">
      <style:text-properties officeooo:rsid="0030a49d" officeooo:paragraph-rsid="0030a49d"/>
    </style:style>
    <style:style style:name="P165" style:family="paragraph" style:parent-style-name="Standard" style:list-style-name="L74">
      <style:text-properties fo:font-variant="normal" fo:text-transform="none" fo:color="#333333" style:font-name="Liberation Serif" fo:font-size="12.75pt" fo:letter-spacing="normal" fo:font-style="normal" fo:font-weight="normal" officeooo:rsid="004bb91d" officeooo:paragraph-rsid="004a8114"/>
    </style:style>
    <style:style style:name="P166" style:family="paragraph" style:parent-style-name="Standard" style:list-style-name="L75">
      <style:text-properties fo:font-variant="normal" fo:text-transform="none" fo:color="#333333" style:font-name="Liberation Serif" fo:font-size="12pt" fo:letter-spacing="normal" fo:font-style="normal" fo:font-weight="normal" officeooo:rsid="004bb91d" officeooo:paragraph-rsid="004bb91d" style:font-size-asian="10.5pt" style:font-size-complex="12pt"/>
    </style:style>
    <style:style style:name="P167" style:family="paragraph" style:parent-style-name="Standard" style:list-style-name="L76">
      <style:text-properties fo:font-variant="normal" fo:text-transform="none" fo:color="#333333" style:font-name="Liberation Serif" fo:font-size="12pt" fo:letter-spacing="normal" fo:font-style="normal" fo:font-weight="normal" officeooo:rsid="004bb91d" officeooo:paragraph-rsid="004bb91d" style:font-size-asian="10.5pt" style:font-size-complex="12pt"/>
    </style:style>
    <style:style style:name="P168" style:family="paragraph" style:parent-style-name="Standard" style:list-style-name="L77">
      <style:text-properties fo:font-variant="normal" fo:text-transform="none" fo:color="#333333" style:font-name="Liberation Serif" fo:font-size="12pt" fo:letter-spacing="normal" fo:font-style="normal" fo:font-weight="normal" officeooo:rsid="004d045a" officeooo:paragraph-rsid="004d045a" style:font-size-asian="10.5pt" style:font-size-complex="12pt"/>
    </style:style>
    <style:style style:name="P169" style:family="paragraph" style:parent-style-name="Standard" style:list-style-name="L79">
      <style:text-properties fo:font-variant="normal" fo:text-transform="none" fo:color="#333333" style:font-name="Liberation Serif" fo:font-size="12pt" fo:letter-spacing="normal" fo:font-style="normal" fo:font-weight="normal" officeooo:rsid="004d34a9" officeooo:paragraph-rsid="004d34a9" style:font-size-asian="10.5pt" style:font-size-complex="12pt"/>
    </style:style>
    <style:style style:name="P170" style:family="paragraph" style:parent-style-name="Standard" style:list-style-name="L80">
      <style:text-properties fo:font-variant="normal" fo:text-transform="none" fo:color="#333333" style:font-name="Liberation Serif" fo:font-size="12pt" fo:letter-spacing="normal" fo:font-style="normal" fo:font-weight="normal" officeooo:rsid="004d34a9" officeooo:paragraph-rsid="004d34a9" style:font-size-asian="10.5pt" style:font-size-complex="12pt"/>
    </style:style>
    <style:style style:name="P171" style:family="paragraph" style:parent-style-name="Standard" style:list-style-name="L81">
      <style:text-properties fo:font-variant="normal" fo:text-transform="none" fo:color="#333333" style:font-name="Liberation Serif" fo:font-size="12pt" fo:letter-spacing="normal" fo:font-style="normal" fo:font-weight="normal" officeooo:rsid="004d34a9" officeooo:paragraph-rsid="004d34a9" style:font-size-asian="10.5pt" style:font-size-complex="12pt"/>
    </style:style>
    <style:style style:name="P172" style:family="paragraph" style:parent-style-name="Standard" style:list-style-name="L82">
      <style:text-properties fo:font-variant="normal" fo:text-transform="none" fo:color="#333333" style:font-name="Liberation Serif" fo:font-size="12pt" fo:letter-spacing="normal" fo:font-style="normal" fo:font-weight="normal" officeooo:rsid="004e6909" officeooo:paragraph-rsid="004e6909" style:font-size-asian="10.5pt" style:font-size-complex="12pt"/>
    </style:style>
    <style:style style:name="P173" style:family="paragraph" style:parent-style-name="Standard" style:list-style-name="L83">
      <style:text-properties fo:font-variant="normal" fo:text-transform="none" fo:color="#333333" style:font-name="Liberation Serif" fo:font-size="12pt" fo:letter-spacing="normal" fo:font-style="normal" fo:font-weight="normal" officeooo:rsid="004e6909" officeooo:paragraph-rsid="004e6909" style:font-size-asian="10.5pt" style:font-size-complex="12pt"/>
    </style:style>
    <style:style style:name="P174" style:family="paragraph" style:parent-style-name="Standard">
      <style:text-properties fo:font-variant="normal" fo:text-transform="none" fo:color="#000000" style:font-name="Liberation Serif" fo:font-size="12.75pt" fo:letter-spacing="normal" fo:font-style="normal" fo:font-weight="bold" officeooo:rsid="00496952" officeooo:paragraph-rsid="0048f835" style:font-weight-asian="bold" style:font-weight-complex="bold"/>
    </style:style>
    <style:style style:name="P175" style:family="paragraph" style:parent-style-name="Standard" style:list-style-name="L78">
      <style:text-properties officeooo:rsid="004d045a" officeooo:paragraph-rsid="004d045a"/>
    </style:style>
    <style:style style:name="P176" style:family="paragraph" style:parent-style-name="Standard" style:list-style-name="L84">
      <style:text-properties officeooo:rsid="004e6909" officeooo:paragraph-rsid="004e6909"/>
    </style:style>
    <style:style style:name="P177" style:family="paragraph" style:parent-style-name="Standard" style:list-style-name="L85">
      <style:text-properties officeooo:rsid="004e6909" officeooo:paragraph-rsid="004e6909"/>
    </style:style>
    <style:style style:name="P178" style:family="paragraph" style:parent-style-name="Standard" style:list-style-name="L86">
      <style:text-properties officeooo:rsid="004e6909" officeooo:paragraph-rsid="004e6909"/>
    </style:style>
    <style:style style:name="P179" style:family="paragraph" style:parent-style-name="Standard" style:list-style-name="L87">
      <style:text-properties officeooo:rsid="004e6909" officeooo:paragraph-rsid="004e6909"/>
    </style:style>
    <style:style style:name="P180" style:family="paragraph" style:parent-style-name="Standard" style:list-style-name="L88">
      <style:text-properties officeooo:rsid="004e6909" officeooo:paragraph-rsid="004e6909"/>
    </style:style>
    <style:style style:name="P181" style:family="paragraph" style:parent-style-name="Standard" style:list-style-name="L89">
      <style:text-properties officeooo:rsid="004e6909" officeooo:paragraph-rsid="004e6909"/>
    </style:style>
    <style:style style:name="P182" style:family="paragraph" style:parent-style-name="Standard" style:list-style-name="L90">
      <style:text-properties officeooo:rsid="004e6909" officeooo:paragraph-rsid="004e6909"/>
    </style:style>
    <style:style style:name="P183" style:family="paragraph" style:parent-style-name="Standard" style:list-style-name="L91">
      <style:text-properties officeooo:rsid="004e6986" officeooo:paragraph-rsid="004e6986"/>
    </style:style>
    <style:style style:name="P184" style:family="paragraph" style:parent-style-name="Standard" style:list-style-name="L92">
      <style:text-properties officeooo:rsid="004e6986" officeooo:paragraph-rsid="004e6986"/>
    </style:style>
    <style:style style:name="P185" style:family="paragraph" style:parent-style-name="Standard" style:list-style-name="L93">
      <style:text-properties officeooo:rsid="004e6986" officeooo:paragraph-rsid="004e6986"/>
    </style:style>
    <style:style style:name="P186" style:family="paragraph" style:parent-style-name="Standard" style:list-style-name="L94">
      <style:text-properties officeooo:rsid="004e6986" officeooo:paragraph-rsid="004e6986"/>
    </style:style>
    <style:style style:name="P187" style:family="paragraph" style:parent-style-name="Standard" style:list-style-name="L95">
      <style:text-properties officeooo:rsid="004e6986" officeooo:paragraph-rsid="004e6986"/>
    </style:style>
    <style:style style:name="P188" style:family="paragraph" style:parent-style-name="Standard" style:list-style-name="L96">
      <style:text-properties officeooo:rsid="004e6986" officeooo:paragraph-rsid="004e6986"/>
    </style:style>
    <style:style style:name="P189" style:family="paragraph" style:parent-style-name="Standard" style:list-style-name="L97">
      <style:text-properties officeooo:rsid="004e6986" officeooo:paragraph-rsid="004e6986"/>
    </style:style>
    <style:style style:name="P190" style:family="paragraph" style:parent-style-name="Standard">
      <style:text-properties officeooo:rsid="004e6986" officeooo:paragraph-rsid="00626451"/>
    </style:style>
    <style:style style:name="P191" style:family="paragraph" style:parent-style-name="Standard" style:list-style-name="L98">
      <style:text-properties officeooo:rsid="004ebc41" officeooo:paragraph-rsid="004ebc41"/>
    </style:style>
    <style:style style:name="P192" style:family="paragraph" style:parent-style-name="Standard" style:list-style-name="L99">
      <style:text-properties officeooo:rsid="004ebc41" officeooo:paragraph-rsid="004ebc41"/>
    </style:style>
    <style:style style:name="P193" style:family="paragraph" style:parent-style-name="Standard" style:list-style-name="L100">
      <style:text-properties officeooo:rsid="004ebc41" officeooo:paragraph-rsid="004ebc41"/>
    </style:style>
    <style:style style:name="P194" style:family="paragraph" style:parent-style-name="Standard" style:list-style-name="L101">
      <style:text-properties officeooo:rsid="004ebc41" officeooo:paragraph-rsid="004ebc41"/>
    </style:style>
    <style:style style:name="P195" style:family="paragraph" style:parent-style-name="Standard" style:list-style-name="L102">
      <style:text-properties officeooo:rsid="004ebc41" officeooo:paragraph-rsid="004ebc41"/>
    </style:style>
    <style:style style:name="P196" style:family="paragraph" style:parent-style-name="Standard" style:list-style-name="L103">
      <style:text-properties officeooo:rsid="004ebc41" officeooo:paragraph-rsid="004ebc41"/>
    </style:style>
    <style:style style:name="P197" style:family="paragraph" style:parent-style-name="Standard" style:list-style-name="L104">
      <style:text-properties officeooo:rsid="004ebc41" officeooo:paragraph-rsid="004ebc41"/>
    </style:style>
    <style:style style:name="P198" style:family="paragraph" style:parent-style-name="Standard" style:list-style-name="L105">
      <style:text-properties officeooo:rsid="004ebc41" officeooo:paragraph-rsid="004ebc41"/>
    </style:style>
    <style:style style:name="P199" style:family="paragraph" style:parent-style-name="Standard" style:list-style-name="L106">
      <style:text-properties officeooo:rsid="004f93bd" officeooo:paragraph-rsid="004f93bd"/>
    </style:style>
    <style:style style:name="P200" style:family="paragraph" style:parent-style-name="Standard" style:list-style-name="L107">
      <style:text-properties officeooo:rsid="004f93bd" officeooo:paragraph-rsid="004f93bd"/>
    </style:style>
    <style:style style:name="P201" style:family="paragraph" style:parent-style-name="Standard" style:list-style-name="L108">
      <style:text-properties officeooo:rsid="00505827" officeooo:paragraph-rsid="00505827"/>
    </style:style>
    <style:style style:name="P202" style:family="paragraph" style:parent-style-name="Standard" style:list-style-name="L109">
      <style:text-properties officeooo:rsid="00505827" officeooo:paragraph-rsid="00505827"/>
    </style:style>
    <style:style style:name="P203" style:family="paragraph" style:parent-style-name="Standard" style:list-style-name="L110">
      <style:text-properties officeooo:rsid="00505827" officeooo:paragraph-rsid="00505827"/>
    </style:style>
    <style:style style:name="P204" style:family="paragraph" style:parent-style-name="Standard" style:list-style-name="L111">
      <style:text-properties officeooo:rsid="00505827" officeooo:paragraph-rsid="00505827"/>
    </style:style>
    <style:style style:name="P205" style:family="paragraph" style:parent-style-name="Standard" style:list-style-name="L112">
      <style:text-properties officeooo:rsid="00505827" officeooo:paragraph-rsid="00505827"/>
    </style:style>
    <style:style style:name="P206" style:family="paragraph" style:parent-style-name="Standard" style:list-style-name="L113">
      <style:text-properties officeooo:paragraph-rsid="00505827"/>
    </style:style>
    <style:style style:name="P207" style:family="paragraph" style:parent-style-name="Standard" style:list-style-name="L114">
      <style:text-properties officeooo:paragraph-rsid="00505827"/>
    </style:style>
    <style:style style:name="P208" style:family="paragraph" style:parent-style-name="Standard" style:list-style-name="L115">
      <style:text-properties officeooo:rsid="005188f5" officeooo:paragraph-rsid="005188f5"/>
    </style:style>
    <style:style style:name="P209" style:family="paragraph" style:parent-style-name="Standard" style:list-style-name="L116">
      <style:text-properties officeooo:rsid="005188f5" officeooo:paragraph-rsid="005188f5"/>
    </style:style>
    <style:style style:name="P210" style:family="paragraph" style:parent-style-name="Standard" style:list-style-name="L117">
      <style:text-properties officeooo:rsid="005188f5" officeooo:paragraph-rsid="005188f5"/>
    </style:style>
    <style:style style:name="P211" style:family="paragraph" style:parent-style-name="Standard" style:list-style-name="L118">
      <style:text-properties officeooo:rsid="005188f5" officeooo:paragraph-rsid="005188f5"/>
    </style:style>
    <style:style style:name="P212" style:family="paragraph" style:parent-style-name="Standard" style:list-style-name="L119">
      <style:text-properties officeooo:rsid="005188f5" officeooo:paragraph-rsid="005188f5"/>
    </style:style>
    <style:style style:name="P213" style:family="paragraph" style:parent-style-name="Standard" style:list-style-name="L120">
      <style:text-properties officeooo:rsid="005188f5" officeooo:paragraph-rsid="005188f5"/>
    </style:style>
    <style:style style:name="P214" style:family="paragraph" style:parent-style-name="Standard" style:list-style-name="L121">
      <style:text-properties officeooo:rsid="005188f5" officeooo:paragraph-rsid="005188f5"/>
    </style:style>
    <style:style style:name="P215" style:family="paragraph" style:parent-style-name="Standard" style:list-style-name="L122">
      <style:text-properties officeooo:rsid="005188f5" officeooo:paragraph-rsid="005188f5"/>
    </style:style>
    <style:style style:name="P216" style:family="paragraph" style:parent-style-name="Standard" style:list-style-name="L123">
      <style:text-properties officeooo:rsid="005188f5" officeooo:paragraph-rsid="005188f5"/>
    </style:style>
    <style:style style:name="P217" style:family="paragraph" style:parent-style-name="Standard" style:list-style-name="L124">
      <style:text-properties officeooo:rsid="005188f5" officeooo:paragraph-rsid="005188f5"/>
    </style:style>
    <style:style style:name="P218" style:family="paragraph" style:parent-style-name="Standard" style:list-style-name="L125">
      <style:text-properties officeooo:rsid="0052585f" officeooo:paragraph-rsid="0052585f"/>
    </style:style>
    <style:style style:name="P219" style:family="paragraph" style:parent-style-name="Standard" style:list-style-name="L126">
      <style:text-properties officeooo:rsid="0052585f" officeooo:paragraph-rsid="0052585f"/>
    </style:style>
    <style:style style:name="P220" style:family="paragraph" style:parent-style-name="Standard" style:list-style-name="L127">
      <style:text-properties officeooo:rsid="0052585f" officeooo:paragraph-rsid="0052585f"/>
    </style:style>
    <style:style style:name="P221" style:family="paragraph" style:parent-style-name="Standard" style:list-style-name="L128">
      <style:text-properties officeooo:rsid="0052585f" officeooo:paragraph-rsid="0052585f"/>
    </style:style>
    <style:style style:name="P222" style:family="paragraph" style:parent-style-name="Standard" style:list-style-name="L129">
      <style:text-properties officeooo:rsid="0052585f" officeooo:paragraph-rsid="0052585f"/>
    </style:style>
    <style:style style:name="P223" style:family="paragraph" style:parent-style-name="Standard" style:list-style-name="L130">
      <style:text-properties officeooo:rsid="00527b00" officeooo:paragraph-rsid="00527b00"/>
    </style:style>
    <style:style style:name="P224" style:family="paragraph" style:parent-style-name="Standard" style:list-style-name="L131">
      <style:text-properties officeooo:rsid="00540ef5" officeooo:paragraph-rsid="00540ef5"/>
    </style:style>
    <style:style style:name="P225" style:family="paragraph" style:parent-style-name="Standard" style:list-style-name="L132">
      <style:text-properties officeooo:rsid="00540ef5" officeooo:paragraph-rsid="00540ef5"/>
    </style:style>
    <style:style style:name="P226" style:family="paragraph" style:parent-style-name="Standard" style:list-style-name="L133">
      <style:text-properties officeooo:rsid="00540ef5" officeooo:paragraph-rsid="00540ef5"/>
    </style:style>
    <style:style style:name="P227" style:family="paragraph" style:parent-style-name="Standard" style:list-style-name="L134">
      <style:text-properties officeooo:rsid="00540ef5" officeooo:paragraph-rsid="00540ef5"/>
    </style:style>
    <style:style style:name="P228" style:family="paragraph" style:parent-style-name="Standard" style:list-style-name="L135">
      <style:text-properties officeooo:rsid="00540ef5" officeooo:paragraph-rsid="00540ef5"/>
    </style:style>
    <style:style style:name="P229" style:family="paragraph" style:parent-style-name="Standard" style:list-style-name="L136">
      <style:text-properties officeooo:rsid="00555084" officeooo:paragraph-rsid="00555084"/>
    </style:style>
    <style:style style:name="P230" style:family="paragraph" style:parent-style-name="Standard" style:list-style-name="L137">
      <style:text-properties officeooo:rsid="00555084" officeooo:paragraph-rsid="00555084"/>
    </style:style>
    <style:style style:name="P231" style:family="paragraph" style:parent-style-name="Standard" style:list-style-name="L138">
      <style:text-properties officeooo:rsid="00555084" officeooo:paragraph-rsid="00555084"/>
    </style:style>
    <style:style style:name="P232" style:family="paragraph" style:parent-style-name="Standard" style:list-style-name="L139">
      <style:text-properties officeooo:rsid="00555084" officeooo:paragraph-rsid="00555084"/>
    </style:style>
    <style:style style:name="P233" style:family="paragraph" style:parent-style-name="Standard" style:list-style-name="L140"/>
    <style:style style:name="P234" style:family="paragraph" style:parent-style-name="Standard" style:list-style-name="L141"/>
    <style:style style:name="P235" style:family="paragraph" style:parent-style-name="Standard" style:list-style-name="L142"/>
    <style:style style:name="P236" style:family="paragraph" style:parent-style-name="Standard" style:list-style-name="L143"/>
    <style:style style:name="P237" style:family="paragraph" style:parent-style-name="Standard" style:list-style-name="L144"/>
    <style:style style:name="P238" style:family="paragraph" style:parent-style-name="Standard" style:list-style-name="L145">
      <style:text-properties officeooo:rsid="0058f44e" officeooo:paragraph-rsid="0058f44e"/>
    </style:style>
    <style:style style:name="P239" style:family="paragraph" style:parent-style-name="Standard" style:list-style-name="L146">
      <style:text-properties officeooo:rsid="0058f44e" officeooo:paragraph-rsid="0058f44e"/>
    </style:style>
    <style:style style:name="P240" style:family="paragraph" style:parent-style-name="Standard" style:list-style-name="L147">
      <style:text-properties officeooo:rsid="00597243" officeooo:paragraph-rsid="00597243"/>
    </style:style>
    <style:style style:name="P241" style:family="paragraph" style:parent-style-name="Standard" style:list-style-name="L148">
      <style:text-properties officeooo:rsid="00597243" officeooo:paragraph-rsid="00597243"/>
    </style:style>
    <style:style style:name="P242" style:family="paragraph" style:parent-style-name="Standard" style:list-style-name="L149">
      <style:text-properties officeooo:rsid="00597243" officeooo:paragraph-rsid="00597243"/>
    </style:style>
    <style:style style:name="P243" style:family="paragraph" style:parent-style-name="Standard" style:list-style-name="L150">
      <style:text-properties officeooo:rsid="00597243" officeooo:paragraph-rsid="00597243"/>
    </style:style>
    <style:style style:name="P244" style:family="paragraph" style:parent-style-name="Standard" style:list-style-name="L151">
      <style:text-properties officeooo:rsid="00597243" officeooo:paragraph-rsid="00597243"/>
    </style:style>
    <style:style style:name="P245" style:family="paragraph" style:parent-style-name="Standard" style:list-style-name="L152">
      <style:text-properties officeooo:rsid="00597243" officeooo:paragraph-rsid="00597243"/>
    </style:style>
    <style:style style:name="P246" style:family="paragraph" style:parent-style-name="Standard" style:list-style-name="L153">
      <style:text-properties officeooo:paragraph-rsid="00597243"/>
    </style:style>
    <style:style style:name="P247" style:family="paragraph" style:parent-style-name="Standard">
      <style:text-properties fo:font-weight="bold" style:font-weight-asian="bold" style:font-weight-complex="bold"/>
    </style:style>
    <style:style style:name="P248" style:family="paragraph" style:parent-style-name="Standard">
      <style:text-properties fo:font-weight="bold" officeooo:rsid="00123e7e" officeooo:paragraph-rsid="00123e7e" style:font-weight-asian="bold" style:font-weight-complex="bold"/>
    </style:style>
    <style:style style:name="P249" style:family="paragraph" style:parent-style-name="Standard">
      <style:text-properties fo:font-weight="bold" officeooo:rsid="001b81fc" officeooo:paragraph-rsid="001b81fc" style:font-weight-asian="bold" style:font-weight-complex="bold"/>
    </style:style>
    <style:style style:name="P250" style:family="paragraph" style:parent-style-name="Standard">
      <style:text-properties fo:font-weight="bold" officeooo:rsid="001ebd08" officeooo:paragraph-rsid="001ebd08" style:font-weight-asian="bold" style:font-weight-complex="bold"/>
    </style:style>
    <style:style style:name="P251" style:family="paragraph" style:parent-style-name="Standard">
      <style:text-properties fo:font-weight="bold" officeooo:rsid="001f6359" officeooo:paragraph-rsid="001f6359" style:font-weight-asian="bold" style:font-weight-complex="bold"/>
    </style:style>
    <style:style style:name="P252" style:family="paragraph" style:parent-style-name="Standard">
      <style:text-properties fo:font-weight="bold" officeooo:rsid="002021f1" officeooo:paragraph-rsid="002021f1" style:font-weight-asian="bold" style:font-weight-complex="bold"/>
    </style:style>
    <style:style style:name="P253" style:family="paragraph" style:parent-style-name="Standard">
      <style:text-properties fo:font-weight="bold" officeooo:rsid="0022caa6" officeooo:paragraph-rsid="0022caa6" style:font-weight-asian="bold" style:font-weight-complex="bold"/>
    </style:style>
    <style:style style:name="P254" style:family="paragraph" style:parent-style-name="Standard">
      <style:text-properties fo:font-weight="bold" officeooo:rsid="002366fa" officeooo:paragraph-rsid="002366fa" style:font-weight-asian="bold" style:font-weight-complex="bold"/>
    </style:style>
    <style:style style:name="P255" style:family="paragraph" style:parent-style-name="Standard">
      <style:text-properties fo:font-weight="bold" officeooo:rsid="0023c1cf" officeooo:paragraph-rsid="0023c1cf" style:font-weight-asian="bold" style:font-weight-complex="bold"/>
    </style:style>
    <style:style style:name="P256" style:family="paragraph" style:parent-style-name="Standard">
      <style:text-properties fo:font-weight="bold" officeooo:rsid="002510bc" officeooo:paragraph-rsid="002510bc" style:font-weight-asian="bold" style:font-weight-complex="bold"/>
    </style:style>
    <style:style style:name="P257" style:family="paragraph" style:parent-style-name="Standard">
      <style:text-properties fo:font-weight="bold" officeooo:rsid="002767ec" officeooo:paragraph-rsid="002767ec" style:font-weight-asian="bold" style:font-weight-complex="bold"/>
    </style:style>
    <style:style style:name="P258" style:family="paragraph" style:parent-style-name="Standard">
      <style:text-properties fo:font-weight="bold" officeooo:rsid="00285b8d" officeooo:paragraph-rsid="00285b8d" style:font-weight-asian="bold" style:font-weight-complex="bold"/>
    </style:style>
    <style:style style:name="P259" style:family="paragraph" style:parent-style-name="Standard">
      <style:text-properties fo:font-weight="bold" officeooo:rsid="0029d3e0" officeooo:paragraph-rsid="0029d3e0" style:font-weight-asian="bold" style:font-weight-complex="bold"/>
    </style:style>
    <style:style style:name="P260" style:family="paragraph" style:parent-style-name="Standard">
      <style:text-properties fo:font-weight="bold" officeooo:rsid="0012baac" officeooo:paragraph-rsid="0012baac" style:font-weight-asian="bold" style:font-weight-complex="bold"/>
    </style:style>
    <style:style style:name="P261" style:family="paragraph" style:parent-style-name="Standard">
      <style:text-properties fo:font-weight="bold" officeooo:rsid="002b8cac" officeooo:paragraph-rsid="002b8cac" style:font-weight-asian="bold" style:font-weight-complex="bold"/>
    </style:style>
    <style:style style:name="P262" style:family="paragraph" style:parent-style-name="Standard">
      <style:text-properties fo:font-weight="bold" officeooo:rsid="002c89c3" officeooo:paragraph-rsid="002c89c3" style:font-weight-asian="bold" style:font-weight-complex="bold"/>
    </style:style>
    <style:style style:name="P263" style:family="paragraph" style:parent-style-name="Standard">
      <style:text-properties fo:font-weight="bold" officeooo:rsid="002daf61" officeooo:paragraph-rsid="002daf61" style:font-weight-asian="bold" style:font-weight-complex="bold"/>
    </style:style>
    <style:style style:name="P264" style:family="paragraph" style:parent-style-name="Standard">
      <style:text-properties fo:font-weight="bold" officeooo:rsid="00142440" officeooo:paragraph-rsid="00142440" style:font-weight-asian="bold" style:font-weight-complex="bold"/>
    </style:style>
    <style:style style:name="P265" style:family="paragraph" style:parent-style-name="Standard">
      <style:text-properties fo:font-weight="bold" officeooo:rsid="004e6909" officeooo:paragraph-rsid="004e6909" style:font-weight-asian="bold" style:font-weight-complex="bold"/>
    </style:style>
    <style:style style:name="P266" style:family="paragraph" style:parent-style-name="Standard">
      <style:text-properties fo:font-weight="bold" officeooo:rsid="004e6986" officeooo:paragraph-rsid="004e6986" style:font-weight-asian="bold" style:font-weight-complex="bold"/>
    </style:style>
    <style:style style:name="P267" style:family="paragraph" style:parent-style-name="Standard">
      <style:text-properties fo:font-weight="bold" officeooo:rsid="004ebc41" officeooo:paragraph-rsid="004ebc41" style:font-weight-asian="bold" style:font-weight-complex="bold"/>
    </style:style>
    <style:style style:name="P268" style:family="paragraph" style:parent-style-name="Standard">
      <style:text-properties fo:font-weight="bold" officeooo:rsid="004f93bd" officeooo:paragraph-rsid="004f93bd" style:font-weight-asian="bold" style:font-weight-complex="bold"/>
    </style:style>
    <style:style style:name="P269" style:family="paragraph" style:parent-style-name="Standard">
      <style:text-properties fo:font-weight="bold" officeooo:rsid="00505827" officeooo:paragraph-rsid="00505827" style:font-weight-asian="bold" style:font-weight-complex="bold"/>
    </style:style>
    <style:style style:name="P270" style:family="paragraph" style:parent-style-name="Standard">
      <style:text-properties fo:font-weight="bold" officeooo:paragraph-rsid="00505827" style:font-weight-asian="bold" style:font-weight-complex="bold"/>
    </style:style>
    <style:style style:name="P271" style:family="paragraph" style:parent-style-name="Standard">
      <style:text-properties fo:font-weight="bold" officeooo:rsid="005188f5" officeooo:paragraph-rsid="005188f5" style:font-weight-asian="bold" style:font-weight-complex="bold"/>
    </style:style>
    <style:style style:name="P272" style:family="paragraph" style:parent-style-name="Standard">
      <style:text-properties fo:font-weight="bold" officeooo:rsid="0052585f" officeooo:paragraph-rsid="0052585f" style:font-weight-asian="bold" style:font-weight-complex="bold"/>
    </style:style>
    <style:style style:name="P273" style:family="paragraph" style:parent-style-name="Standard">
      <style:text-properties fo:font-weight="bold" officeooo:rsid="00527b00" officeooo:paragraph-rsid="00527b00" style:font-weight-asian="bold" style:font-weight-complex="bold"/>
    </style:style>
    <style:style style:name="P274" style:family="paragraph" style:parent-style-name="Standard">
      <style:text-properties fo:font-weight="bold" officeooo:rsid="00540ef5" officeooo:paragraph-rsid="00540ef5" style:font-weight-asian="bold" style:font-weight-complex="bold"/>
    </style:style>
    <style:style style:name="P275" style:family="paragraph" style:parent-style-name="Standard">
      <style:text-properties fo:font-weight="bold" officeooo:rsid="00555084" officeooo:paragraph-rsid="00555084" style:font-weight-asian="bold" style:font-weight-complex="bold"/>
    </style:style>
    <style:style style:name="P276" style:family="paragraph" style:parent-style-name="Standard">
      <style:text-properties fo:font-weight="bold" officeooo:rsid="0058f44e" officeooo:paragraph-rsid="0058f44e" style:font-weight-asian="bold" style:font-weight-complex="bold"/>
    </style:style>
    <style:style style:name="P277" style:family="paragraph" style:parent-style-name="Standard">
      <style:text-properties fo:font-weight="bold" officeooo:rsid="00597243" officeooo:paragraph-rsid="00597243" style:font-weight-asian="bold" style:font-weight-complex="bold"/>
    </style:style>
    <style:style style:name="P278" style:family="paragraph" style:parent-style-name="Standard">
      <style:text-properties fo:font-weight="bold" officeooo:rsid="00597243" officeooo:paragraph-rsid="0062d642" style:font-weight-asian="bold" style:font-weight-complex="bold"/>
    </style:style>
    <style:style style:name="P279" style:family="paragraph" style:parent-style-name="Standard">
      <style:text-properties fo:color="#000000" style:font-name="Liberation Serif" fo:font-weight="bold" officeooo:rsid="0048f835" officeooo:paragraph-rsid="0048f835" style:font-weight-asian="bold" style:font-weight-complex="bold"/>
    </style:style>
    <style:style style:name="P280" style:family="paragraph" style:parent-style-name="Standard" style:list-style-name="L154">
      <style:text-properties officeooo:paragraph-rsid="0062d642"/>
    </style:style>
    <style:style style:name="P281" style:family="paragraph" style:parent-style-name="Text_20_body" style:list-style-name="L71">
      <style:text-properties officeooo:rsid="0048f835" officeooo:paragraph-rsid="0048f835"/>
    </style:style>
    <style:style style:name="P282" style:family="paragraph" style:parent-style-name="Text_20_body" style:list-style-name="L72">
      <style:text-properties officeooo:rsid="0048f835" officeooo:paragraph-rsid="0048f835"/>
    </style:style>
    <style:style style:name="P283" style:family="paragraph" style:parent-style-name="Text_20_body" style:list-style-name="L73">
      <style:text-properties officeooo:rsid="0048f835" officeooo:paragraph-rsid="0048f835"/>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2baac"/>
    </style:style>
    <style:style style:name="T4" style:family="text">
      <style:text-properties officeooo:rsid="0015a213"/>
    </style:style>
    <style:style style:name="T5" style:family="text">
      <style:text-properties fo:font-variant="normal" fo:text-transform="none" fo:color="#333333" fo:letter-spacing="normal" fo:font-style="normal"/>
    </style:style>
    <style:style style:name="T6" style:family="text">
      <style:text-properties fo:font-variant="normal" fo:text-transform="none" fo:color="#333333" fo:letter-spacing="normal" fo:font-style="normal" officeooo:rsid="0016166a"/>
    </style:style>
    <style:style style:name="T7" style:family="text">
      <style:text-properties fo:font-variant="normal" fo:text-transform="none" fo:color="#333333" style:font-name="Liberation Serif" fo:font-size="12pt" fo:letter-spacing="normal" fo:font-style="normal" fo:font-weight="normal" style:font-size-asian="10.5pt" style:font-size-complex="12pt"/>
    </style:style>
    <style:style style:name="T8" style:family="text">
      <style:text-properties fo:font-variant="normal" fo:text-transform="none" fo:color="#333333" style:font-name="Liberation Serif" fo:font-size="12pt" fo:letter-spacing="normal" fo:font-style="normal" fo:font-weight="normal" officeooo:rsid="004bb91d" style:font-size-asian="10.5pt" style:font-size-complex="12pt"/>
    </style:style>
    <style:style style:name="T9" style:family="text">
      <style:text-properties fo:font-variant="normal" fo:text-transform="none" fo:color="#333333" style:font-name="Liberation Serif" fo:font-size="12pt" fo:letter-spacing="normal" fo:font-style="normal" fo:font-weight="normal" officeooo:rsid="004d34a9" style:font-size-asian="10.5pt" style:font-size-complex="12pt"/>
    </style:style>
    <style:style style:name="T10" style:family="text">
      <style:text-properties fo:font-variant="normal" fo:text-transform="none" fo:font-size="12.75pt" fo:letter-spacing="normal" fo:font-style="normal"/>
    </style:style>
    <style:style style:name="T11" style:family="text">
      <style:text-properties fo:font-variant="normal" fo:text-transform="none" fo:font-size="12.75pt" fo:letter-spacing="normal" fo:font-style="normal" officeooo:rsid="00496952"/>
    </style:style>
    <style:style style:name="T12" style:family="text">
      <style:text-properties fo:font-variant="normal" fo:text-transform="none" fo:color="#000000" style:font-name="Liberation Serif" fo:font-size="12.75pt" fo:letter-spacing="normal" fo:font-style="normal" fo:font-weight="normal"/>
    </style:style>
    <style:style style:name="T13" style:family="text">
      <style:text-properties fo:font-variant="normal" fo:text-transform="none" fo:color="#000000" style:font-name="Liberation Serif" fo:font-size="12.75pt" fo:letter-spacing="normal" fo:font-style="normal" fo:font-weight="normal" officeooo:rsid="00496952"/>
    </style:style>
    <style:style style:name="T14" style:family="text">
      <style:text-properties fo:font-variant="normal" fo:text-transform="none" fo:color="#000000" style:font-name="Liberation Serif" fo:font-size="12pt" fo:letter-spacing="normal" fo:font-style="normal" fo:font-weight="normal" officeooo:rsid="00496952"/>
    </style:style>
    <style:style style:name="T15" style:family="text">
      <style:text-properties fo:font-variant="normal" fo:text-transform="none" fo:color="#000000" style:text-line-through-style="none" style:text-line-through-type="none" style:font-name="Liberation Serif" fo:font-size="12.75pt" fo:letter-spacing="normal" fo:font-style="normal" style:text-underline-style="none" fo:font-weight="normal" style:text-blinking="false"/>
    </style:style>
    <style:style style:name="T16" style:family="text">
      <style:text-properties fo:font-variant="normal" fo:text-transform="none" fo:color="#000000" style:text-line-through-style="none" style:text-line-through-type="none" style:font-name="Liberation Serif" fo:font-size="12.75pt" fo:letter-spacing="normal" fo:font-style="normal" style:text-underline-style="none" fo:font-weight="normal" officeooo:rsid="00496952" style:text-blinking="false"/>
    </style:style>
    <style:style style:name="T1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96952" style:text-blinking="false"/>
    </style:style>
    <style:style style:name="T18" style:family="text">
      <style:text-properties officeooo:rsid="0016166a"/>
    </style:style>
    <style:style style:name="T19" style:family="text">
      <style:text-properties officeooo:rsid="00166684"/>
    </style:style>
    <style:style style:name="T20" style:family="text">
      <style:text-properties officeooo:rsid="0016a5da"/>
    </style:style>
    <style:style style:name="T21" style:family="text">
      <style:text-properties officeooo:rsid="00195d95"/>
    </style:style>
    <style:style style:name="T22" style:family="text">
      <style:text-properties officeooo:rsid="001b81fc"/>
    </style:style>
    <style:style style:name="T23" style:family="text">
      <style:text-properties officeooo:rsid="001d2cf1"/>
    </style:style>
    <style:style style:name="T24" style:family="text">
      <style:text-properties officeooo:rsid="001e65ca"/>
    </style:style>
    <style:style style:name="T25" style:family="text">
      <style:text-properties officeooo:rsid="001f6359"/>
    </style:style>
    <style:style style:name="T26" style:family="text">
      <style:text-properties officeooo:rsid="002021f1"/>
    </style:style>
    <style:style style:name="T27" style:family="text">
      <style:text-properties officeooo:rsid="002117de"/>
    </style:style>
    <style:style style:name="T28" style:family="text">
      <style:text-properties officeooo:rsid="0022caa6"/>
    </style:style>
    <style:style style:name="T29" style:family="text">
      <style:text-properties officeooo:rsid="002366fa"/>
    </style:style>
    <style:style style:name="T30" style:family="text">
      <style:text-properties officeooo:rsid="002510bc"/>
    </style:style>
    <style:style style:name="T31" style:family="text">
      <style:text-properties officeooo:rsid="00261d45"/>
    </style:style>
    <style:style style:name="T32" style:family="text">
      <style:text-properties officeooo:rsid="00285b8d"/>
    </style:style>
    <style:style style:name="T33" style:family="text">
      <style:text-properties officeooo:rsid="0029d3e0"/>
    </style:style>
    <style:style style:name="T34" style:family="text">
      <style:text-properties officeooo:rsid="002b8cac"/>
    </style:style>
    <style:style style:name="T35" style:family="text">
      <style:text-properties officeooo:rsid="002c89c3"/>
    </style:style>
    <style:style style:name="T36" style:family="text">
      <style:text-properties officeooo:rsid="002f04c2"/>
    </style:style>
    <style:style style:name="T37" style:family="text">
      <style:text-properties officeooo:rsid="002f86cc"/>
    </style:style>
    <style:style style:name="T38" style:family="text">
      <style:text-properties officeooo:rsid="002fa326"/>
    </style:style>
    <style:style style:name="T39" style:family="text">
      <style:text-properties officeooo:rsid="00304fda"/>
    </style:style>
    <style:style style:name="T40" style:family="text">
      <style:text-properties officeooo:rsid="00325a0f"/>
    </style:style>
    <style:style style:name="T41" style:family="text">
      <style:text-properties fo:font-weight="bold" style:font-weight-asian="bold" style:font-weight-complex="bold"/>
    </style:style>
    <style:style style:name="T42" style:family="text">
      <style:text-properties fo:font-weight="bold" officeooo:rsid="00261d45" style:font-weight-asian="bold" style:font-weight-complex="bold"/>
    </style:style>
    <style:style style:name="T43" style:family="text">
      <style:text-properties fo:font-weight="bold" officeooo:rsid="004f93bd" style:font-weight-asian="bold" style:font-weight-complex="bold"/>
    </style:style>
    <style:style style:name="T44" style:family="text">
      <style:text-properties officeooo:rsid="003ad109"/>
    </style:style>
    <style:style style:name="T45" style:family="text">
      <style:text-properties officeooo:rsid="003bd817"/>
    </style:style>
    <style:style style:name="T46" style:family="text">
      <style:text-properties officeooo:rsid="003daaa9"/>
    </style:style>
    <style:style style:name="T47" style:family="text">
      <style:text-properties officeooo:rsid="003ecb64"/>
    </style:style>
    <style:style style:name="T48" style:family="text">
      <style:text-properties officeooo:rsid="004a8114"/>
    </style:style>
    <style:style style:name="T49" style:family="text">
      <style:text-properties officeooo:rsid="004bb91d"/>
    </style:style>
    <style:style style:name="T50" style:family="text">
      <style:text-properties officeooo:rsid="004e6986"/>
    </style:style>
    <style:style style:name="T51" style:family="text">
      <style:text-properties officeooo:rsid="004f93bd"/>
    </style:style>
    <style:style style:name="T52" style:family="text">
      <style:text-properties officeooo:rsid="00505827"/>
    </style:style>
    <style:style style:name="T53" style:family="text">
      <style:text-properties officeooo:rsid="005188f5"/>
    </style:style>
    <style:style style:name="T54" style:family="text">
      <style:text-properties officeooo:rsid="00527b00"/>
    </style:style>
    <style:style style:name="T55" style:family="text">
      <style:text-properties officeooo:rsid="00540ef5"/>
    </style:style>
    <style:style style:name="T56" style:family="text">
      <style:text-properties officeooo:rsid="00555084"/>
    </style:style>
    <style:style style:name="T57" style:family="text">
      <style:text-properties officeooo:rsid="00573843"/>
    </style:style>
    <style:style style:name="T58" style:family="text">
      <style:text-properties officeooo:rsid="0058f44e"/>
    </style:style>
    <style:style style:name="T59" style:family="text">
      <style:text-properties officeooo:rsid="00597243"/>
    </style:style>
    <style:style style:name="T60" style:family="text">
      <style:text-properties officeooo:rsid="0062d642"/>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48in" fo:text-indent="-0.25in" fo:margin-left="0.54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8in" fo:text-indent="-0.25in" fo:margin-left="0.7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in" fo:text-indent="-0.25in" fo:margin-left="1.04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in" fo:text-indent="-0.25in" fo:margin-left="1.2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in" fo:text-indent="-0.25in" fo:margin-left="1.54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in" fo:text-indent="-0.25in" fo:margin-left="1.7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in" fo:text-indent="-0.25in" fo:margin-left="2.04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in" fo:text-indent="-0.25in" fo:margin-left="2.2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in" fo:text-indent="-0.25in" fo:margin-left="2.54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in" fo:text-indent="-0.25in" fo:margin-left="2.798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Chapter 1 quiz </text:h>
      <text:p text:style-name="P1"/>
      <text:p text:style-name="P1">What organization creates and manages the 802.11 standard?</text:p>
      <text:p text:style-name="P248">→ IEEE</text:p>
      <text:p text:style-name="P1"/>
      <text:p text:style-name="P1">The Wi-Fi Alliance certifies equipment to be compliant with IEEE standards and compatible with other Wi-Fi equipment.</text:p>
      <text:p text:style-name="P248">→ True </text:p>
      <text:p text:style-name="P1"/>
      <text:p text:style-name="P1">IETF standards are defined through a document called an <text:s/><text:span text:style-name="T2">RFC</text:span> and each one has a <text:s/><text:span text:style-name="T2">number</text:span><text:span text:style-name="T1"> </text:span></text:p>
      <text:p text:style-name="P1"/>
      <text:p text:style-name="P1">Regulatory domains define the 802.11 standard PHYs for each domain.</text:p>
      <text:p text:style-name="P248">→ False </text:p>
      <text:p text:style-name="P1"/>
      <text:p text:style-name="P1">What does a capital letter, such as the D in 802.1D, indicate about an IEEE document?</text:p>
      <text:p text:style-name="P248">→ A capital letter indicates a standalone standard</text:p>
      <text:p text:style-name="P1"/>
      <text:h text:style-name="Heading_20_3" text:outline-level="3">------From Book---<text:span text:style-name="T40">Chapter 1 WLAN and Networking Industry Organizations ------</text:span>-----</text:h>
      <text:p text:style-name="P26"/>
      <text:p text:style-name="P26">1. <text:span text:style-name="T19">Which one of the following organizations perform compatibility testing of 802.11 Hardware?</text:span></text:p>
      <text:p text:style-name="P60">→<text:span text:style-name="T19"> Wi-Fi Alliance </text:span></text:p>
      <text:list xml:id="list1470132510" text:style-name="L1">
        <text:list-item>
          <text:p text:style-name="P95">The Wi-Fi Alliance performs compatibility testing against 802.11 wireless devices based on 802.11 standards or subsets of those standards. </text:p>
          <text:p text:style-name="P95"><text:s/></text:p>
        </text:list-item>
      </text:list>
      <text:p text:style-name="P27">2. You must locate information within the 802.11 standard to understand the details of Beacon frame options. What organization provides a website that you can use to gain access to the 802.11 standard?</text:p>
      <text:p text:style-name="P61">→ IEEE website </text:p>
      <text:list xml:id="list794872130" text:style-name="L2">
        <text:list-item>
          <text:p text:style-name="P96">The IEEE website can be used to access 802.11 standard documents. They are free after a period of six months passes from their ratification. </text:p>
        </text:list-item>
      </text:list>
      <text:p text:style-name="P27"/>
      <text:p text:style-name="P27">3. Your organization has decided to install a WLAN in their warehouse facility. The warehouse is approximate 400 meters from the main building and it has no Ethernet or other wired network connection run between the main building and the warehouse. Which of the following wireless technologies will most likely be used to provide a link between the main building and the warehouse?</text:p>
      <text:p text:style-name="P61">→ WLAN bridges </text:p>
      <text:list xml:id="list1091121123" text:style-name="L3">
        <text:list-item>
          <text:p text:style-name="P97">WLAN bridges will most likely be used in this scenario as it is a shorter distance link than required by WWAN solutions. </text:p>
        </text:list-item>
      </text:list>
      <text:p text:style-name="P27"/>
      <text:p text:style-name="P27">4. <text:span text:style-name="T20">What IEEE standard specified a port-based authentication solution?</text:span></text:p>
      <text:p text:style-name="P61">→<text:span text:style-name="T20"> 802.1X </text:span></text:p>
      <text:list xml:id="list3946625763" text:style-name="L4">
        <text:list-item>
          <text:p text:style-name="P98">The 802.1X standard specified port-based authentication and is used in enterprise WLAN security solutions. </text:p>
        </text:list-item>
      </text:list>
      <text:p text:style-name="P28"/>
      <text:p text:style-name="P28"/>
      <text:p text:style-name="P28"/>
      <text:p text:style-name="P28"><text:soft-page-break/>5. What frequency bands are most commonly used by WLAN hardware?</text:p>
      <text:p text:style-name="P62">→ 2.4 GHz and 5 Ghz </text:p>
      <text:list xml:id="list1159115529" text:style-name="L5">
        <text:list-item>
          <text:p text:style-name="P99">While the sub-1 GHz, TV white space, and 60 GHz bands are used, by far the most commonly utilzed bands are 2.4 GHz and 5 Ghz </text:p>
        </text:list-item>
      </text:list>
      <text:p text:style-name="P28"/>
      <text:p text:style-name="P28">6. What is indicated when a device is certified by the Wi-Fi Alliance as 802.11 b/g/n-certified?</text:p>
      <text:p text:style-name="P62">→It <text:s/>is a 2.4 GHz-only device </text:p>
      <text:list xml:id="list3079840347" text:style-name="L6">
        <text:list-item>
          <text:p text:style-name="P100">When the certificate indicates only 802.11b/g/n, it indicates 2.4 GHz-only support as these amendments are all operable in 2.4 GHz and, if 5 GHz were supported, 802.11a would be listed as well. </text:p>
          <text:p text:style-name="P100"/>
        </text:list-item>
      </text:list>
      <text:p text:style-name="P28">7. <text:span text:style-name="T21">What is based on an IETF document and defines communications between a lightweight access point and a controller?</text:span></text:p>
      <text:p text:style-name="P62">→<text:span text:style-name="T21"> CAPWAP </text:span></text:p>
      <text:list xml:id="list1826626242" text:style-name="L7">
        <text:list-item>
          <text:p text:style-name="P101">CAPWAP and LWAPP are defined in IETF RFCs. They both specify methods of communications between an access point and a controller. </text:p>
        </text:list-item>
      </text:list>
      <text:p text:style-name="P29"/>
      <text:p text:style-name="P29">8. What Wi-Fi Alliance certification ensures proper VoIP communications even when moving from one access point to another?</text:p>
      <text:p text:style-name="P63">→Voice- Enterprise </text:p>
      <text:list xml:id="list2759914929" text:style-name="L8">
        <text:list-item>
          <text:p text:style-name="P102">Voice – Enterprise is a certification that ensures proper communications for VoIP across a WLAN, even when roaming between access points. Voice-personal only ensures such communications when connected to a single AP. </text:p>
        </text:list-item>
      </text:list>
      <text:p text:style-name="P29"/>
      <text:p text:style-name="P29">9. You have purchased an AP for a specific regulatory domain. You know that you cannot turn up the transmit power beyond a specific level. What is the likely cause of this behavior?</text:p>
      <text:p text:style-name="P63">→ Regulatory constraints </text:p>
      <text:list xml:id="list2378071259" text:style-name="L9">
        <text:list-item>
          <text:p text:style-name="P103">One area of constraint imposed by regulatory agencies is output power. When an AP ships for a specific regulatory domain, those constraints are enforced. </text:p>
        </text:list-item>
      </text:list>
      <text:p text:style-name="P29"/>
      <text:p text:style-name="P29">10. In what mode is an access point operating when clients connect to it in order to gain access to a printer?</text:p>
      <text:p text:style-name="P63">→ Access </text:p>
      <text:list xml:id="list4027691288" text:style-name="L10">
        <text:list-item>
          <text:p text:style-name="P104">When an access point is in access mode, it is providing access to the resources to which it is connected for clients connected to the access point. </text:p>
        </text:list-item>
      </text:list>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3" text:outline-level="3"><text:soft-page-break/>Chapter 2 Quiz </text:h>
      <text:p text:style-name="P1"/>
      <text:p text:style-name="P1">What characteristic of an RF wave defines its strength or power?</text:p>
      <text:p text:style-name="P248">→ Amplitude </text:p>
      <text:p text:style-name="P1"/>
      <text:p text:style-name="P1">Which one of the following frequencies has the longest wavelength?</text:p>
      <text:p text:style-name="P248">→ 2.141GHz </text:p>
      <text:p text:style-name="P1"/>
      <text:p text:style-name="P1">What is the constant that results in the interrelationship between frequency and wavelength?</text:p>
      <text:p text:style-name="P248">→ Speed of Travel </text:p>
      <text:p text:style-name="P1"/>
      <text:p text:style-name="P1">Phase is a relational radio concept in that it compares two waves to each other as either in phase or out of phase.</text:p>
      <text:p text:style-name="P248">→ True </text:p>
      <text:p text:style-name="P1"/>
      <text:p text:style-name="P1">We say that an RF signal <text:s/><text:span text:style-name="T2">attenuates</text:span> as it travels through <text:s/><text:span text:style-name="T2">free space</text:span>. Additionally, materials such as <text:span text:style-name="T2">walls</text:span> can attenuate the signal more than free space itself.</text:p>
      <text:p text:style-name="P1"/>
      <text:p text:style-name="P1">--------<text:span text:style-name="T21">Book </text:span><text:span text:style-name="T22">Review </text:span><text:span text:style-name="T21">Questions </text:span><text:span text:style-name="T40">Chapter 2 RF Characteristics and Behaviors </text:span><text:span text:style-name="T21">---------</text:span></text:p>
      <text:p text:style-name="P1"/>
      <text:p text:style-name="P31">1. What denotes the strength of an RF wave or signal?</text:p>
      <text:p text:style-name="P249">→ Amplitude </text:p>
      <text:list xml:id="list401053573" text:style-name="L11">
        <text:list-item>
          <text:p text:style-name="P105">The amplitude is the <text:span text:style-name="T22">strength or power of the RF wave. </text:span></text:p>
        </text:list-item>
      </text:list>
      <text:p text:style-name="P32"/>
      <text:p text:style-name="P31">2. <text:span text:style-name="T23">What is decreased as the frequency </text:span><text:span text:style-name="T24">of a wave increases?</text:span></text:p>
      <text:p text:style-name="P249">→<text:span text:style-name="T24"> Wavelength </text:span></text:p>
      <text:list xml:id="list3761842744" text:style-name="L12">
        <text:list-item>
          <text:p text:style-name="P106">As the frequency increases, the wavelength decreases. Alternatively, as the as the wavelength increases, the frequency decreases. </text:p>
        </text:list-item>
      </text:list>
      <text:p text:style-name="P33"/>
      <text:p text:style-name="P33">3. What RF behavior is similar to light waves as seen in a mirror?</text:p>
      <text:p text:style-name="P250">→ Reflection </text:p>
      <text:list xml:id="list1720464104" text:style-name="L13">
        <text:list-item>
          <text:p text:style-name="P107">Reflection occurs in RF waves as well as light waves and is analogous to light in a mirror. </text:p>
        </text:list-item>
      </text:list>
      <text:p text:style-name="P33"/>
      <text:p text:style-name="P33">4. What kind of modulation is not used in WLANs?</text:p>
      <text:p text:style-name="P250">→ FSK </text:p>
      <text:list xml:id="list2876502862" text:style-name="L14">
        <text:list-item>
          <text:p text:style-name="P108">Frequency Shift Keying (FSK) is not used in WLANs. Both ASK and PSK are used, and BPSK is a form of PSK modulation. </text:p>
        </text:list-item>
      </text:list>
      <text:p text:style-name="P33"/>
      <text:p text:style-name="P33">5. What is the common ohm rating in equipment <text:span text:style-name="T25">designed for use in WLANs?</text:span></text:p>
      <text:p text:style-name="P250">→<text:span text:style-name="T25"> 50</text:span></text:p>
      <text:list xml:id="list3150540343" text:style-name="L15">
        <text:list-item>
          <text:p text:style-name="P109">In most cases, WLAN equipment uses a 50-ohm rating for resistance. </text:p>
        </text:list-item>
      </text:list>
      <text:p text:style-name="P34"/>
      <text:p text:style-name="P34">6. What happens when RF energy is converted to heat when passing through some materials?</text:p>
      <text:p text:style-name="P251">→ Absorption </text:p>
      <text:list xml:id="list2141614563" text:style-name="L16">
        <text:list-item>
          <text:p text:style-name="P110">Absorption occurs when RF energy is converted to heat, <text:span text:style-name="T26">and the result is an attenuation of the RF signal as it exits the absorbing medium. </text:span></text:p>
        </text:list-item>
      </text:list>
      <text:p text:style-name="P34"/>
      <text:p text:style-name="P35"><text:soft-page-break/>7. <text:span text:style-name="T27">What phenomenon is good for MIMO systems, but must be handled with something like diversity in SISO system?</text:span></text:p>
      <text:p text:style-name="P252">→<text:span text:style-name="T27"> Multi-path </text:span></text:p>
      <text:list xml:id="list894605144" text:style-name="L17">
        <text:list-item>
          <text:p text:style-name="P111">Multi-path is good for MIMO systems because it allows for the transmission of multiple spatial streams. In SISO systems, diversity antennas are mostly often used to address the issues presented by multi-path. </text:p>
        </text:list-item>
      </text:list>
      <text:p text:style-name="P36"/>
      <text:p text:style-name="P37">8. What amount of additional signal strength doubles the usable range of an RG signal in free space?</text:p>
      <text:p text:style-name="P253">→ 6 dB </text:p>
      <text:list xml:id="list1017934730" text:style-name="L18">
        <text:list-item>
          <text:p text:style-name="P112">The inverse square law results in the reality that an increase of 6 dB double the distance at which a signal is usable and a reduction of 6 dB halves the usable distance. </text:p>
        </text:list-item>
      </text:list>
      <text:p text:style-name="P37"/>
      <text:p text:style-name="P37">9. What comparative attribute relates an RF wave to another wave?</text:p>
      <text:p text:style-name="P253">→ Phase </text:p>
      <text:list xml:id="list2177734878" text:style-name="L19">
        <text:list-item>
          <text:p text:style-name="P113">The phase of an RF wave is an attribute that compares one wave with another wave. They can either be in place or, to some degree, out of phase. </text:p>
        </text:list-item>
      </text:list>
      <text:p text:style-name="P37"/>
      <text:p text:style-name="P37">10. What occurs as an RF signal moves through space and spreads to cover an even larger area?</text:p>
      <text:p text:style-name="P253">→ FSPL </text:p>
      <text:list xml:id="list1617277886" text:style-name="L20">
        <text:list-item>
          <text:p text:style-name="P114">occurs naturally as the RF signal moves through space and the wave front spreads to cover an even larger area. </text:p>
        </text:list-item>
      </text:list>
      <text:p text:style-name="P37"/>
      <text:p text:style-name="P37"/>
      <text:p text:style-name="P83"/>
      <text:p text:style-name="P2"/>
      <text:h text:style-name="Heading_20_3" text:outline-level="3">Chapter 3 quiz </text:h>
      <text:p text:style-name="P1"/>
      <text:p text:style-name="P1">What RF metric is often used at the output radio to indicate the output power level?</text:p>
      <text:p text:style-name="P248">→ mW</text:p>
      <text:p text:style-name="P1"/>
      <text:p text:style-name="P1">0 dBm is equal to 1 Watt.</text:p>
      <text:p text:style-name="P248">→ False </text:p>
      <text:p text:style-name="P1"/>
      <text:p text:style-name="P1">The metric <text:span text:style-name="T2">mW</text:span> is absolute and the metric <text:span text:style-name="T2">dB</text:span> is relative.</text:p>
      <text:p text:style-name="P1"/>
      <text:p text:style-name="P1">What is defined as the difference between the signal strength and the noise floor?</text:p>
      <text:p text:style-name="P248">→ SNR </text:p>
      <text:p text:style-name="P1"/>
      <text:p text:style-name="P1">What is defined as the output power from the radiating antenna including the gain of the antenna?</text:p>
      <text:p text:style-name="P248">→ EIRP </text:p>
      <text:p text:style-name="P1"/>
      <text:p text:style-name="P1"/>
      <text:p text:style-name="P1">-------<text:span text:style-name="T28">Book </text:span><text:span text:style-name="T29">Chapter 3 </text:span><text:span text:style-name="T28">Question Reviews </text:span><text:span text:style-name="T40">RF Mathematics and Measures</text:span><text:span text:style-name="T28">-----------------------------------</text:span></text:p>
      <text:p text:style-name="P1"/>
      <text:p text:style-name="P52">1. What metric is often used for indoor access point output power definition?</text:p>
      <text:p text:style-name="P254">→ mW (milliwatt) </text:p>
      <text:list xml:id="list806251537" text:style-name="L21">
        <text:list-item>
          <text:p text:style-name="P115">mW (milliwatt) is more often used for indoor access points as output power levels rarely require above 100 mW. </text:p>
        </text:list-item>
      </text:list>
      <text:p text:style-name="P38"/>
      <text:p text:style-name="P38">2. What signal metric has become very popular for both transmit and receive power levels?</text:p>
      <text:p text:style-name="P254">→ dBm </text:p>
      <text:list xml:id="list2876530110" text:style-name="L22">
        <text:list-item>
          <text:p text:style-name="P116">Decibels to milliwatts (dBm) is the most common metric used for both transmit and receive power levels today. </text:p>
        </text:list-item>
      </text:list>
      <text:p text:style-name="P38"/>
      <text:p text:style-name="P38">3. Why is the RSSI metric not typically a good signal metric for comparison across vendors?</text:p>
      <text:p text:style-name="P254">→ Each vendor specifies the RSSI_MAX value differently</text:p>
      <text:list xml:id="list4194805160" text:style-name="L23">
        <text:list-item>
          <text:p text:style-name="P117">The RSS_MAX value can be up to 255 and vendors set it at varying values from 31 to 100 commonly. The end result is inconsistencies in what the metric means across vendors. </text:p>
        </text:list-item>
      </text:list>
      <text:p text:style-name="P39"/>
      <text:p text:style-name="P39">4. You start with a power level of 50 m W and add 7 dB, what is the resulting power level? </text:p>
      <text:p text:style-name="P39"><text:span text:style-name="T41">→ 250 m W</text:span> </text:p>
      <text:list xml:id="list2930950309" text:style-name="L24">
        <text:list-item>
          <text:p text:style-name="P118">50 mW + 10 dB + (-3 dB) = 250 mW </text:p>
        </text:list-item>
      </text:list>
      <text:p text:style-name="P39"/>
      <text:p text:style-name="P39">5. An AP has an output power setting of 20 dBm. The antennas provide 5 dB of gain. What is the EIRP?</text:p>
      <text:p text:style-name="P255">→ 320 mW </text:p>
      <text:list xml:id="list3270292147" text:style-name="L25">
        <text:list-item>
          <text:p text:style-name="P119">The answer is 320mW. First, 20 dBm is equal to 100 mW. Then you can add 3 dB five times to get to 15 dB. That means you calcuate 100 mW* 2 * 2 * 2 * 2 * 2 = 3200 / 10 = 320 mW. </text:p>
        </text:list-item>
      </text:list>
      <text:p text:style-name="P39"/>
      <text:p text:style-name="P39"/>
      <text:p text:style-name="P39"/>
      <text:p text:style-name="P39"><text:soft-page-break/>6. An AP has an output power setting of 13 dBm. The antenna is directly connected and has 3 dBi gain. What is the output power at the intentional radiator?</text:p>
      <text:p text:style-name="P255">→ 20 mW </text:p>
      <text:list xml:id="list3591902709" text:style-name="L26">
        <text:list-item>
          <text:p text:style-name="P120">The output power of the AP is 13 dBm, which is equal to 20 mW. Given that the antenna is directly connected, the IR power is the same as the AP power, so it is 20 mW. The antenna gain only becomes a factor for EIRP and not for IR calculations.</text:p>
        </text:list-item>
      </text:list>
      <text:p text:style-name="P39"/>
      <text:p text:style-name="P39">7. <text:span text:style-name="T30">You are calculating an outdoor bridge link. You have determined the bridge output power levels, antenna gain, and losses incurred by all bales and connectors on both ends. What additional factors is missing?</text:span></text:p>
      <text:p text:style-name="P255">→<text:span text:style-name="T30"> FSPL </text:span></text:p>
      <text:list xml:id="list2518377137" text:style-name="L27">
        <text:list-item>
          <text:p text:style-name="P121">FSPL must be a factored into outdoor bridge links. </text:p>
        </text:list-item>
      </text:list>
      <text:p text:style-name="P40"/>
      <text:p text:style-name="P40">8. How do you caculate the dBi of an antenna when the gain is provided in dBd?</text:p>
      <text:p text:style-name="P256">→ Add 2.14 </text:p>
      <text:list xml:id="list3825657161" text:style-name="L28">
        <text:list-item>
          <text:p text:style-name="P122">To convert from dBd to dBi, add 2.14 dB. To convert from dBi to dBd, subtract 2.14 dB. </text:p>
        </text:list-item>
      </text:list>
      <text:p text:style-name="P40"/>
      <text:p text:style-name="P40">9. You are calculating power levels and have been given the following values: + 3 dB, +5 dB, -21 dB, +11 dB, and +3 dB. How can you simplify the calculation?</text:p>
      <text:p text:style-name="P40">→<text:span text:style-name="T41"> Just use the value +1 dB </text:span></text:p>
      <text:list xml:id="list1752950558" text:style-name="L29">
        <text:list-item>
          <text:p text:style-name="P123">Because the values +3 dB, +5 dB, -21 dB, <text:span text:style-name="T31">+ 11dB, and + 3 dB total + 1 dB, you can simplify calculations to 1 dB of gain in this system. </text:span></text:p>
        </text:list-item>
      </text:list>
      <text:p text:style-name="P40"/>
      <text:p text:style-name="P40">10. <text:span text:style-name="T31">What metric is preferred by engineers and is used to represent received signal strength?</text:span></text:p>
      <text:p text:style-name="P40"><text:span text:style-name="T41">→</text:span><text:span text:style-name="T42"> dBm</text:span><text:span text:style-name="T31"> </text:span></text:p>
      <text:list xml:id="list592955241" text:style-name="L30">
        <text:list-item>
          <text:p text:style-name="P124">While RSSI is a common metric as well, engineers prefer dBm because it is a absolute power measurement, whereas RSSI is arbitrary and uniquely specified by WLAN vendors. </text:p>
          <text:p text:style-name="P124"/>
        </text:list-item>
      </text:list>
      <text:p text:style-name="P84"/>
      <text:h text:style-name="Heading_20_3" text:outline-level="3">Chapter 4 Quiz </text:h>
      <text:p text:style-name="P1"/>
      <text:p text:style-name="P1">What kind of gain is produced by an antenna?</text:p>
      <text:p text:style-name="P248">→<text:span text:style-name="T3"> Passive </text:span></text:p>
      <text:p text:style-name="P1"/>
      <text:p text:style-name="P1">Omnidirectional antennas are mostly used in bridge links because of their narrow vertical and horizontal beamwidths.</text:p>
      <text:p text:style-name="P248">→<text:span text:style-name="T3"> False </text:span></text:p>
      <text:p text:style-name="P1"/>
      <text:p text:style-name="P1">What antenna chart shows the vertical radiation pattern of an antenna?</text:p>
      <text:p text:style-name="P248">→<text:span text:style-name="T3"> Elevation </text:span></text:p>
      <text:p text:style-name="P1"/>
      <text:p text:style-name="P1">A grid antenna is useful for building bridge links and addressing wind loading issues.</text:p>
      <text:p text:style-name="P248">→<text:span text:style-name="T3"> True </text:span></text:p>
      <text:p text:style-name="P1"/>
      <text:p text:style-name="P1">What is used to protect APs and bridges from incidental energy from a nearby lightning strike?</text:p>
      <text:p text:style-name="P248">→<text:span text:style-name="T3"> Lightning arrestors </text:span></text:p>
      <text:p text:style-name="P1"/>
      <text:p text:style-name="P1">-------<text:span text:style-name="T31">Book Review- Chapter 4 </text:span><text:span text:style-name="T40">RF Antennas and Hardware------ </text:span><text:span text:style-name="T31">-------------</text:span></text:p>
      <text:p text:style-name="P1"/>
      <text:p text:style-name="P41">1. When creating an outdoor bridge link, what is the recommended clearance for the first Fresnel Zone?</text:p>
      <text:p text:style-name="P257">→ 60% </text:p>
      <text:list xml:id="list112774992" text:style-name="L31">
        <text:list-item>
          <text:p text:style-name="P125">The required clearance is 60% and the recommended clearance is 80% </text:p>
        </text:list-item>
      </text:list>
      <text:p text:style-name="P41"/>
      <text:p text:style-name="P41">2. You are creating a bridge link that spans 12 miles. You have inspected the area to identify trees and other interferers. What else should be considered?</text:p>
      <text:p text:style-name="P257">→ Earth bulge</text:p>
      <text:list xml:id="list764322070" text:style-name="L32">
        <text:list-item>
          <text:p text:style-name="P126">Because the link is over 7 miles, earth bulge must be considered. </text:p>
        </text:list-item>
      </text:list>
      <text:p text:style-name="P41"/>
      <text:p text:style-name="P41">3. You are selecting an antenna for a MIMO AP that supports external antennas. <text:span text:style-name="T32">You want to mount the antenna on the wall at the exterior of the target coverage area. What kind of antenna on the wall at the exterior of the target coverage area. What kind of antenna should you use?</text:span></text:p>
      <text:p text:style-name="P257">→<text:span text:style-name="T32">Patch </text:span></text:p>
      <text:list xml:id="list694808069" text:style-name="L33">
        <text:list-item>
          <text:p text:style-name="P127">MIMO patch and pannel antennas are available for such installations. They are semi-directional and should work well when installed on the exterior of the target coverage area. </text:p>
        </text:list-item>
      </text:list>
      <text:p text:style-name="P42"/>
      <text:p text:style-name="P42">4. You are creating a very long distance bridge link in an area known for high winds. What kind of antenna would be useful for this scenario?</text:p>
      <text:p text:style-name="P258">→ Grid </text:p>
      <text:list xml:id="list2250648230" text:style-name="L34">
        <text:list-item>
          <text:p text:style-name="P128">The grid antenna works well in high wind load areas. Parabolic dish and grid antennas both have high gain and are commonly used in very long distance bridges links. </text:p>
        </text:list-item>
      </text:list>
      <text:p text:style-name="P42"/>
      <text:p text:style-name="P42">5. What kind of lighting arrestor is best for direct lighting strikes?</text:p>
      <text:p text:style-name="P258">→ No lighting arrestor protects against direct strikes. </text:p>
      <text:list xml:id="list1319722934" text:style-name="L35">
        <text:list-item>
          <text:p text:style-name="P129">Lighting arrestors do not protect against direct strikes. For protection of internal network equipment in such scenarios, fiber links should be created between the bridge and the internal network. </text:p>
        </text:list-item>
      </text:list>
      <text:p text:style-name="P42"><text:soft-page-break/>6. At what signal loss level is the beamwidth of an antenna calculated?</text:p>
      <text:p text:style-name="P258">→ 3 dB </text:p>
      <text:list xml:id="list3699619695" text:style-name="L36">
        <text:list-item>
          <text:p text:style-name="P130">The horizontal and vertical beamwidths are calculated at the point where the signal loses 3 dB of power. </text:p>
        </text:list-item>
      </text:list>
      <text:p text:style-name="P42"/>
      <text:p text:style-name="P42">7. Why are Yagi and semi-directional SISO antennas less popular for indoor WLAN deployments today?</text:p>
      <text:p text:style-name="P258">→ They do not provide the capacity needed in modern WLANs </text:p>
      <text:list xml:id="list1269283121" text:style-name="L37">
        <text:list-item>
          <text:p text:style-name="P131">With 802.11n and 802.11ac A<text:span text:style-name="T44">P’</text:span>s, today, semi-directional and Yagi SISO antennas simply cannot implement the multiple spatial streams required for capacity on modern networks. </text:p>
        </text:list-item>
      </text:list>
      <text:p text:style-name="P42"/>
      <text:p text:style-name="P42">8. what receive technology was introduced in 802.11n and allows the receiver to combine multiple copies of the received signal from multiple antennas to increase received signal strength?</text:p>
      <text:p text:style-name="P258">→ MRC </text:p>
      <text:list xml:id="list1517888201" text:style-name="L38">
        <text:list-item>
          <text:p text:style-name="P132">Maximal Radio Combining (MRC) allows the receiver to combine multiple received signals from multiple radio chains to achieve a boost in signal strength. </text:p>
        </text:list-item>
      </text:list>
      <text:p text:style-name="P42"/>
      <text:p text:style-name="P42">9. What is <text:span text:style-name="T33">another term often used for an Elevation chart?</text:span></text:p>
      <text:p text:style-name="P258">→<text:span text:style-name="T33"> Vertical chart </text:span></text:p>
      <text:list xml:id="list2331902283" text:style-name="L39">
        <text:list-item>
          <text:p text:style-name="P133">An Elevation chart is also called a vertical char and an Azimuth chart is also called a horizontal chart. </text:p>
        </text:list-item>
      </text:list>
      <text:p text:style-name="P43"/>
      <text:p text:style-name="P43">10. Which antenna specification defines the highest gain antenna?</text:p>
      <text:p text:style-name="P259">→ 6 dBd </text:p>
      <text:list xml:id="list3473598532" text:style-name="L40">
        <text:list-item>
          <text:p text:style-name="P134">6 dBd is higher than 7 dBi, because it is equivalent to 8.14 dBi. An isotropic radiator would have no gain. A standard dipole is 2.14 dBi gain. </text:p>
        </text:list-item>
      </text:list>
      <text:p text:style-name="P43"/>
      <text:p text:style-name="P43"/>
      <text:p text:style-name="P41"/>
      <text:p text:style-name="P1"/>
      <text:p text:style-name="P1"/>
      <text:p text:style-name="P1"/>
      <text:p text:style-name="P1"/>
      <text:p text:style-name="P1"/>
      <text:p text:style-name="P1"/>
      <text:p text:style-name="P1"/>
      <text:p text:style-name="P84"/>
      <text:h text:style-name="Heading_20_3" text:outline-level="3">Chapter 5 Quiz </text:h>
      <text:p text:style-name="P3"/>
      <text:p text:style-name="P3">What three channels are best for use in most 2.4 GHz WLAN implementations?</text:p>
      <text:p text:style-name="P260">→ 1, 6, and 11</text:p>
      <text:p text:style-name="P3"/>
      <text:p text:style-name="P3">How many total 20 MHz channels are available in the 5 GHz bands, if they are supported by the regulatory domain?</text:p>
      <text:p text:style-name="P260">→ 25</text:p>
      <text:p text:style-name="P3"/>
      <text:p text:style-name="P3">The VHT PHY (802.11ac) is only available in the 5 GHz frequency bands.</text:p>
      <text:p text:style-name="P260">→ True </text:p>
      <text:p text:style-name="P3"/>
      <text:p text:style-name="P3">What is used to ensure that an AP does not operate on a channel that interferes with radar?</text:p>
      <text:p text:style-name="P260">→ DFS </text:p>
      <text:p text:style-name="P3"/>
      <text:p text:style-name="P3">A wireless bridge is created when three or more clients connect to an AP.</text:p>
      <text:p text:style-name="P260">→ False </text:p>
      <text:p text:style-name="P3"/>
      <text:p text:style-name="P3"/>
      <text:p text:style-name="P3"/>
      <text:p text:style-name="P3">-----<text:span text:style-name="T33">Book Review Chapter 5 -------802.11 <text:s/>PYS and Network Types -----------</text:span></text:p>
      <text:p text:style-name="P3"/>
      <text:p text:style-name="P43">1. Which layers of the OSI Model are most impacted by the 802.11 standard?</text:p>
      <text:p text:style-name="P259">→ <text:span text:style-name="T34">Layer 1 and Layer 2</text:span></text:p>
      <text:list xml:id="list3869485005" text:style-name="L41">
        <text:list-item>
          <text:p text:style-name="P135">Layers 1 and 2 of the OSI Model are most impacted by the 802.11 standard. The 802.11 standard defines MAC operations, which is a sublayer of the Data-Link layer (Layer 2) and it defines PHY operations for the Physical layer (Layer 1). </text:p>
        </text:list-item>
      </text:list>
      <text:p text:style-name="P44"/>
      <text:p text:style-name="P44">2. What PHY first introduced MIMO?</text:p>
      <text:p text:style-name="P261">→ HT</text:p>
      <text:list xml:id="list242820385" text:style-name="L42">
        <text:list-item>
          <text:p text:style-name="P136">The HT PHY (802.11n) first introduces MIMO to the 802.11 standard and the VHT PHY (802.11ac) first introduces MU-MIMO</text:p>
        </text:list-item>
      </text:list>
      <text:p text:style-name="P44"/>
      <text:p text:style-name="P44">3. What PHY uses a 22 MHz-wide channel?</text:p>
      <text:p text:style-name="P44"><text:span text:style-name="T41">→ HR/DSS</text:span>S</text:p>
      <text:list xml:id="list2478705032" text:style-name="L43">
        <text:list-item>
          <text:p text:style-name="P137">Of those listed, only HR/ DSSS uses a 22 MHz channel. DSSS also uses a 22 MHz-wide channel. </text:p>
        </text:list-item>
      </text:list>
      <text:p text:style-name="P44"/>
      <text:p text:style-name="P44">4. Why PHY operates in 60 GHz?</text:p>
      <text:p text:style-name="P261">→ DMG</text:p>
      <text:list xml:id="list3443972706" text:style-name="L44">
        <text:list-item>
          <text:p text:style-name="P138">The DMG PHY (802.11ad) operates in the 60 GHz band. </text:p>
        </text:list-item>
      </text:list>
      <text:p text:style-name="P44"/>
      <text:p text:style-name="P44">5. How <text:span text:style-name="T35">many channels are available in 2.4 GHz worldwide?</text:span></text:p>
      <text:p text:style-name="P261">→<text:span text:style-name="T35"> 11</text:span></text:p>
      <text:list xml:id="list961009533" text:style-name="L45">
        <text:list-item>
          <text:p text:style-name="P139">While 14 channels are specified for 2.4 GHz, only 11 of them are available in all regulatory domains. </text:p>
        </text:list-item>
      </text:list>
      <text:p text:style-name="P45"/>
      <text:p text:style-name="P45"><text:soft-page-break/>6. What is the maximum channel width that should ever be used in 2.4 GHz?</text:p>
      <text:p text:style-name="P262">→ 22 MHz </text:p>
      <text:list xml:id="list862895657" text:style-name="L46">
        <text:list-item>
          <text:p text:style-name="P140">If using ERP or HT, only 20 MHz channels should be used. However, because HR/DSSS and DSSS are still supported in 2.4 GHz, the maximum channel width that should be used is 22 MHz. 40 MHz HT channels should be avoided in 2.4 GHz due to insufficient frequency space. </text:p>
        </text:list-item>
      </text:list>
      <text:p text:style-name="P45"/>
      <text:p text:style-name="P45">7. What is the maximum channel width supported by 802.11ac (VHT)?</text:p>
      <text:p text:style-name="P262">→ 160 MHz </text:p>
      <text:list xml:id="list1882763158" text:style-name="L47">
        <text:list-item>
          <text:p text:style-name="P141">An 802.11ac device can support 20, 40, 80 or 160 MHz channels, through 160 MHz channels should not be used in most enterprise deployments today, due to insufficient frequency space. </text:p>
        </text:list-item>
      </text:list>
      <text:p text:style-name="P45"/>
      <text:p text:style-name="P45">8. what defines a BSS as opposed to an IBSS?</text:p>
      <text:p text:style-name="P262">→ A BSS uses an AP and an IBSS does not </text:p>
      <text:list xml:id="list3498597207" text:style-name="L48">
        <text:list-item>
          <text:p text:style-name="P142">A BSS uses an AP STA and an IBSS does not. A BSS is an infrastructure network and an IBSS is an ad-hoc network. </text:p>
        </text:list-item>
      </text:list>
      <text:p text:style-name="P45"/>
      <text:p text:style-name="P45">9. What identifies one BSS from another when multiple BSSs use the same SSID?</text:p>
      <text:p text:style-name="P262">→ BSSID </text:p>
      <text:list xml:id="list1255526508" text:style-name="L49">
        <text:list-item>
          <text:p text:style-name="P143">The BSSID, which is formatted like a MAC address, uniquely identifies a BSS.</text:p>
        </text:list-item>
      </text:list>
      <text:p text:style-name="P45"/>
      <text:p text:style-name="P46">10. How many bridges can be in root mode in a PtMP configuration?</text:p>
      <text:p text:style-name="P263">→ 1</text:p>
      <text:list xml:id="list484200258" text:style-name="L50">
        <text:list-item>
          <text:p text:style-name="P144">In eitherr a PtP or PtMP configuration, only one bridge can be in root mode. All other bridges will be in non-root mode.</text:p>
        </text:list-item>
      </text:list>
      <text:p text:style-name="P46"/>
      <text:p text:style-name="P85"/>
      <text:h text:style-name="Heading_20_3" text:outline-level="3">Chapter 6 Quiz </text:h>
      <text:p text:style-name="P4">Where is an AP with external antennas MOST likely to be used today in new deployments?</text:p>
      <text:p text:style-name="P264">→ Outdoors </text:p>
      <text:p text:style-name="P4"/>
      <text:p text:style-name="P4">An autonomous AP is one that depends on a controller for functionality.</text:p>
      <text:p text:style-name="P264">→ False </text:p>
      <text:p text:style-name="P4"/>
      <text:p text:style-name="P4">What kind of PoE injector works using a power injector placed between the switch and the powered device?</text:p>
      <text:p text:style-name="P4"><text:span text:style-name="T41">→ Midspan</text:span> </text:p>
      <text:p text:style-name="P4"/>
      <text:p text:style-name="P4">Many 802.11ac dual-band APs require 802.3at PoE for full functionality.</text:p>
      <text:p text:style-name="P264">→ True </text:p>
      <text:p text:style-name="P4"/>
      <text:p text:style-name="P4">What command line (or shell) utility is frequently available in Linux distributions for WLAN configuration?</text:p>
      <text:p text:style-name="P264">→ IWCONFIG </text:p>
      <text:p text:style-name="P4"/>
      <text:p text:style-name="P4">-----<text:span text:style-name="T36">Book review Chapter 6 ------------802.11 Network Devices ---------</text:span></text:p>
      <text:p text:style-name="P4"/>
      <text:p text:style-name="P47">1. What is the primary difference between an autonomous AP and a lightweight AP?</text:p>
      <text:p text:style-name="P57">→ Autonomous A<text:span text:style-name="T45">P’</text:span>s are self-sufficient and lightweight A<text:span text:style-name="T45">P’</text:span>s require a controller</text:p>
      <text:list xml:id="list1624191546" text:style-name="L51">
        <text:list-item>
          <text:p text:style-name="P145">Autonomous A<text:span text:style-name="T45">P’</text:span>s can<text:span text:style-name="T45">did </text:span><text:s/>be called self-sufficient as they handle all 802.11 processing internally. Lightweight A<text:span text:style-name="T45">P’</text:span>s rely on the controller for many functions. </text:p>
        </text:list-item>
      </text:list>
      <text:p text:style-name="P47"/>
      <text:p text:style-name="P47">2. In what way is a software-configurable radio usually able to be configured?</text:p>
      <text:p text:style-name="P57">→ As either a 2.4 GHz radio or a 5 GHz radio </text:p>
      <text:list xml:id="list3407653421" text:style-name="L52">
        <text:list-item>
          <text:p text:style-name="P146">When an AP has a software-configurable radio, it means that the radio can be configured for 2.4 GHz operation or 5 GHz operation. </text:p>
        </text:list-item>
      </text:list>
      <text:p text:style-name="P47"/>
      <text:p text:style-name="P47">3. You are configuring an AP, and all of the following options are available. Which one should you use?</text:p>
      <text:p text:style-name="P57">→ HTTPS </text:p>
      <text:list xml:id="list506083782" text:style-name="L53">
        <text:list-item>
          <text:p text:style-name="P147">You should configure the AP with HTTPS </text:p>
        </text:list-item>
      </text:list>
      <text:p text:style-name="P47"/>
      <text:p text:style-name="P47">4. <text:s/><text:span text:style-name="T37">In what band is a USB 3.0 device likely to cause interference?</text:span></text:p>
      <text:p text:style-name="P57">→<text:span text:style-name="T37"> 2.4 GHz </text:span></text:p>
      <text:list xml:id="list341480732" text:style-name="L54">
        <text:list-item>
          <text:p text:style-name="P148">USB 3.0 devices are known to cause significant interference in the 2.4 GHz band.</text:p>
        </text:list-item>
      </text:list>
      <text:p text:style-name="P47"/>
      <text:p text:style-name="P48">5. What command can be used to configure the wireless settings on a Linux client?</text:p>
      <text:p text:style-name="P58">→ iwconfig </text:p>
      <text:list xml:id="list2958987782" text:style-name="L55">
        <text:list-item>
          <text:p text:style-name="P149">The iwconfig command is used in Linux, when available, to configure wireless settings. </text:p>
        </text:list-item>
      </text:list>
      <text:p text:style-name="P48"/>
      <text:p text:style-name="P48">6. How much power is provided to the PD on a 100 meter cable with 802.3at?</text:p>
      <text:p text:style-name="P58">→ 25.5 </text:p>
      <text:list xml:id="list2117737351" text:style-name="L56">
        <text:list-item>
          <text:p text:style-name="P150">802.3at can provide 30 watts of power, but given the long cable run specified, a maximum of 25.5 watts can be expected at the PD. </text:p>
        </text:list-item>
      </text:list>
      <text:p text:style-name="P48"/>
      <text:p text:style-name="P48"><text:soft-page-break/>7. You have installed an AP and used two Ethernet cables to connect it to the wired network. One cable runs from the switch to an injector. The other runs from the injector to the AP. What kind of inject is used?</text:p>
      <text:p text:style-name="P58">→ Midspan</text:p>
      <text:list xml:id="list1993256549" text:style-name="L57">
        <text:list-item>
          <text:p text:style-name="P151">A PoE injector placed in line between the switch and AP is called a midspan injector. </text:p>
        </text:list-item>
      </text:list>
      <text:p text:style-name="P48"/>
      <text:p text:style-name="P48"/>
      <text:p text:style-name="P48">8. In addition to DNS or DHCP, what can a lightweight AP use to locate the controller?</text:p>
      <text:p text:style-name="P58">→ Broadcast</text:p>
      <text:list xml:id="list2615043047" text:style-name="L58">
        <text:list-item>
          <text:p text:style-name="P152">Lightweight Aps often support DNS, DHCP, broadcasts and pre-staged controller IP addresses to locate the controller. </text:p>
        </text:list-item>
      </text:list>
      <text:p text:style-name="P48"/>
      <text:p text:style-name="P48">9. What command is in the macOS shell that can be used to configure some WLAN settings?</text:p>
      <text:p text:style-name="P58">→ airport </text:p>
      <text:list xml:id="list3716695887" text:style-name="L59">
        <text:list-item>
          <text:p text:style-name="P153">The airport command may be used in macOS to configure some WLAN settings.</text:p>
        </text:list-item>
      </text:list>
      <text:p text:style-name="P48"/>
      <text:p text:style-name="P48">10. What kind of WLAN adapter is most likely to be in a laptop computer today?</text:p>
      <text:p text:style-name="P58">→ Half mini-PCIe </text:p>
      <text:list xml:id="list2877134420" text:style-name="L60">
        <text:list-item>
          <text:p text:style-name="P154">Laptops today use mostly mini-PCIe or half mini-PCIe </text:p>
        </text:list-item>
      </text:list>
      <text:p text:style-name="P86"/>
      <text:p text:style-name="P4"/>
      <text:h text:style-name="Heading_20_3" text:outline-level="3">Chapter 7 Quiz </text:h>
      <text:p text:style-name="P92"/>
      <text:p text:style-name="P9">What is created at the MAC sublayer in order to deliver higher layer data to other devices on the network?</text:p>
      <text:p text:style-name="P9"/>
      <text:p text:style-name="P17">→<text:span text:style-name="T4"> Frame </text:span></text:p>
      <text:p text:style-name="P9"/>
      <text:p text:style-name="P64"/>
      <text:p text:style-name="P9">What kind of frame is transmitted regularly from an AP to announce the BSS and the capabilities of that BSS?</text:p>
      <text:p text:style-name="P65"><text:span text:style-name="T5">→</text:span><text:span text:style-name="T6"> Beacon </text:span></text:p>
      <text:p text:style-name="P10"/>
      <text:p text:style-name="P10">The 802.11 HT and VHT PHYs use special Physical Layer preambles/training fields to accomplish backwards compatibility with older PHYs operating in the same bands.</text:p>
      <text:p text:style-name="P10"/>
      <text:p text:style-name="P16">→ True </text:p>
      <text:p text:style-name="P7"/>
      <text:p text:style-name="P7"/>
      <text:p text:style-name="P5">The ACK frame is always transmitted back to the transmitting STA to acknowledge frame receipt for all 802.11 frame types.</text:p>
      <text:p text:style-name="P5"/>
      <text:p text:style-name="P56">→<text:span text:style-name="T18"> False </text:span></text:p>
      <text:p text:style-name="P5"/>
      <text:p text:style-name="P5"/>
      <text:p text:style-name="P5">What is the purpose of the 4-way handshake in 802.11 networks?</text:p>
      <text:p text:style-name="P5"/>
      <text:p text:style-name="P56">→<text:span text:style-name="T18"> <text:s/>To generate and install encryption keys</text:span></text:p>
      <text:p text:style-name="P5"/>
      <text:p text:style-name="P5"/>
      <text:p text:style-name="P5">---------<text:span text:style-name="T38">Book Chapter 7 Review ---------802.11 MAC Operations----------</text:span></text:p>
      <text:p text:style-name="P5"/>
      <text:p text:style-name="P49">1. <text:span text:style-name="T39">What is the term used for the information received by the PHY and ready to be processed by the PHY (PLCP) for transmission?</text:span></text:p>
      <text:p text:style-name="P55">→<text:span text:style-name="T39"> PSDU</text:span></text:p>
      <text:list xml:id="list4262449117" text:style-name="L61">
        <text:list-item>
          <text:p text:style-name="P155">The PHY, more specifically, the PLCP receives the PSDU, through the MAC passed down the MPDU. That is, the PSDU is the MPDU received in the PLCP for processing. </text:p>
        </text:list-item>
      </text:list>
      <text:p text:style-name="P50"/>
      <text:p text:style-name="P50">2. What does a PPDU have th<text:span text:style-name="T46">a</text:span>t a PSDU does not?</text:p>
      <text:p text:style-name="P53">→ A PLCP header and PHY preamble or training information. </text:p>
      <text:list xml:id="list3191618242" text:style-name="L62">
        <text:list-item>
          <text:p text:style-name="P156">A PLCP header and PHY preamble or training information. </text:p>
        </text:list-item>
      </text:list>
      <text:p text:style-name="P50"/>
      <text:p text:style-name="P50"/>
      <text:p text:style-name="P50"/>
      <text:p text:style-name="P50"/>
      <text:p text:style-name="P50"/>
      <text:p text:style-name="P50"><text:soft-page-break/>3. The guard interval is a small space between what other 802.11 components?</text:p>
      <text:p text:style-name="P53">→ Symbols </text:p>
      <text:list xml:id="list3835444323" text:style-name="L63">
        <text:list-item>
          <text:p text:style-name="P157">The GI is a space between symbols and not between frames. </text:p>
        </text:list-item>
      </text:list>
      <text:p text:style-name="P50"/>
      <text:p text:style-name="P50">4. What was the length of the original guard interval before it was shortened with the ratification of 802.11n?</text:p>
      <text:p text:style-name="P53">→ 800 ns</text:p>
      <text:list xml:id="list571646431" text:style-name="L64">
        <text:list-item>
          <text:p text:style-name="P158">800 ns. It was shortened to 400 ns for devices that support the SG<text:span text:style-name="T47">I</text:span>. </text:p>
        </text:list-item>
      </text:list>
      <text:p text:style-name="P50"/>
      <text:p text:style-name="P50">5. What is the name of the first field in the 802.11 general frame format?</text:p>
      <text:p text:style-name="P53">→ Frame Control </text:p>
      <text:list xml:id="list2702485594" text:style-name="L65">
        <text:list-item>
          <text:p text:style-name="P159">The Frame Control field is the first field in the general frame format. </text:p>
        </text:list-item>
      </text:list>
      <text:p text:style-name="P50"/>
      <text:p text:style-name="P50">6. What kind of frame must be transmitted by a STA when that STA successfully receive a data frame?</text:p>
      <text:p text:style-name="P53">→ ACK</text:p>
      <text:list xml:id="list243515362" text:style-name="L66">
        <text:list-item>
          <text:p text:style-name="P160">Acknowlegement (ACK) frame.</text:p>
        </text:list-item>
      </text:list>
      <text:p text:style-name="P51"/>
      <text:p text:style-name="P51">7. When active scanning is used, what frame types are involved in the exchanged?</text:p>
      <text:p text:style-name="P54">→ Probe Request and Probe Response</text:p>
      <text:list xml:id="list1848769137" text:style-name="L67">
        <text:list-item>
          <text:p text:style-name="P161">Probe Request and Probe Response frames are used in the active scanning process. </text:p>
        </text:list-item>
      </text:list>
      <text:p text:style-name="P51"/>
      <text:p text:style-name="P51">8. How is State 2 of the 802.11 state machine described?</text:p>
      <text:p text:style-name="P51"><text:span text:style-name="T41">→ Authenticated and unassociated</text:span> </text:p>
      <text:list xml:id="list1835271561" text:style-name="L68">
        <text:list-item>
          <text:p text:style-name="P162">Authenticated and unassociated. </text:p>
        </text:list-item>
      </text:list>
      <text:p text:style-name="P51"/>
      <text:p text:style-name="P51">9. After 802.1X/ EAP or PSK authentication is successful, what needs to transpire?</text:p>
      <text:p text:style-name="P54">→ 4-way handshake </text:p>
      <text:list xml:id="list3135259469" text:style-name="L69">
        <text:list-item>
          <text:p text:style-name="P163">The 4-way handshake should occur immediately after 802.1X /EAP or PSK authentication succeeds. </text:p>
        </text:list-item>
      </text:list>
      <text:p text:style-name="P5"/>
      <text:p text:style-name="P51">10. Which one of the following is not commonly used by clients in BSS selection, within known algorithms or metrics?</text:p>
      <text:p text:style-name="P54">→ AP vendor ID </text:p>
      <text:list xml:id="list1506209363" text:style-name="L70">
        <text:list-item>
          <text:p text:style-name="P164">AP vendor ID is not used. The others commonly are. </text:p>
        </text:list-item>
      </text:list>
      <text:p text:style-name="P5"/>
      <text:p text:style-name="P5"/>
      <text:p text:style-name="P6"/>
      <text:p text:style-name="P6"/>
      <text:p text:style-name="P87">Chapter 8 Quiz </text:p>
      <text:p text:style-name="P66"/>
      <text:p text:style-name="P66"><text:span text:style-name="T12">CSMA/CD is used in </text:span><text:a xlink:type="simple" xlink:href="https://lms.cwnp.com/mod/glossary/showentry.php?eid=2124&amp;displayformat=dictionary" text:style-name="Internet_20_link" text:visited-style-name="Visited_20_Internet_20_Link">802.11</text:a><text:span text:style-name="T15"> </text:span><text:span text:style-name="T12">WLANs to ensure that collisions are handled appropriately.</text:span></text:p>
      <text:p text:style-name="P279"><text:span text:style-name="T10">→</text:span><text:span text:style-name="T11"> False </text:span></text:p>
      <text:list xml:id="list3461796922" text:style-name="L71">
        <text:list-item>
          <text:p text:style-name="P281"><text:span text:style-name="T14">CSMA/CD is part of Ethernet. CSMA/CA is used in </text:span><text:a xlink:type="simple" xlink:href="https://lms.cwnp.com/mod/glossary/showentry.php?eid=2124&amp;displayformat=dictionary" text:style-name="Internet_20_link" text:visited-style-name="Visited_20_Internet_20_Link">802.11</text:a><text:span text:style-name="T17"> </text:span><text:span text:style-name="T14">WLANs in an attempt to avoid collisions.</text:span></text:p>
        </text:list-item>
      </text:list>
      <text:p text:style-name="P93">The correct answer is 'False'.</text:p>
      <text:p text:style-name="P25"/>
      <text:p text:style-name="P66"><text:span text:style-name="T13">What timer, which is part of the DCF algorithm, is set based on the Duration field value in a demodulated and decoded </text:span><text:a xlink:type="simple" xlink:href="https://lms.cwnp.com/mod/glossary/showentry.php?eid=2253&amp;displayformat=dictionary" text:style-name="Internet_20_link" text:visited-style-name="Visited_20_Internet_20_Link"><text:span text:style-name="T16">frame</text:span></text:a><text:span text:style-name="T13">?</text:span></text:p>
      <text:p text:style-name="P174">→ NAV </text:p>
      <text:list xml:id="list488826327" text:style-name="L72">
        <text:list-item>
          <text:p text:style-name="P282"><text:span text:style-name="T14">The </text:span><text:a xlink:type="simple" xlink:href="https://lms.cwnp.com/mod/glossary/showentry.php?eid=2307&amp;displayformat=dictionary" text:style-name="Internet_20_link" text:visited-style-name="Visited_20_Internet_20_Link">Network Allocation Vector (NAV)</text:a><text:span text:style-name="T17"> </text:span><text:span text:style-name="T14">is set based on the Duration field value for STAs that can demodulate and decode the </text:span><text:a xlink:type="simple" xlink:href="https://lms.cwnp.com/mod/glossary/showentry.php?eid=2253&amp;displayformat=dictionary" text:style-name="Internet_20_link" text:visited-style-name="Visited_20_Internet_20_Link">frame</text:a><text:span text:style-name="T17"> </text:span><text:span text:style-name="T14">in the </text:span><text:a xlink:type="simple" xlink:href="https://lms.cwnp.com/mod/glossary/showentry.php?eid=2206&amp;displayformat=dictionary" text:style-name="Internet_20_link" text:visited-style-name="Visited_20_Internet_20_Link"><text:span text:style-name="T17">channel</text:span></text:a><text:span text:style-name="T14">.</text:span></text:p>
        </text:list-item>
      </text:list>
      <text:p text:style-name="P93">The correct answer is: NAV</text:p>
      <text:p text:style-name="P25"/>
      <text:p text:style-name="P66"><text:span text:style-name="T13">What carrier sensing method is used to detect non-Wi-Fi transmissions in the </text:span><text:a xlink:type="simple" xlink:href="https://lms.cwnp.com/mod/glossary/showentry.php?eid=2206&amp;displayformat=dictionary" text:style-name="Internet_20_link" text:visited-style-name="Visited_20_Internet_20_Link"><text:span text:style-name="T16">channel</text:span></text:a><text:span text:style-name="T13">?</text:span></text:p>
      <text:p text:style-name="P174">→ ED </text:p>
      <text:list xml:id="list3914593651" text:style-name="L73">
        <text:list-item>
          <text:p text:style-name="P283"><text:span text:style-name="T14">Carrier Sense (CS) detects </text:span><text:a xlink:type="simple" xlink:href="https://lms.cwnp.com/mod/glossary/showentry.php?eid=2124&amp;displayformat=dictionary" text:style-name="Internet_20_link" text:visited-style-name="Visited_20_Internet_20_Link">802.11</text:a><text:span text:style-name="T17"> </text:span><text:a xlink:type="simple" xlink:href="https://lms.cwnp.com/mod/glossary/showentry.php?eid=2253&amp;displayformat=dictionary" text:style-name="Internet_20_link" text:visited-style-name="Visited_20_Internet_20_Link">frame</text:a><text:span text:style-name="T14">s. Energy Detect (ED) detects any energy in the </text:span><text:a xlink:type="simple" xlink:href="https://lms.cwnp.com/mod/glossary/showentry.php?eid=2206&amp;displayformat=dictionary" text:style-name="Internet_20_link" text:visited-style-name="Visited_20_Internet_20_Link">channel</text:a><text:span text:style-name="T17"> </text:span><text:span text:style-name="T14">above a defined threshold.</text:span></text:p>
        </text:list-item>
      </text:list>
      <text:p text:style-name="P93">The correct answer is: ED</text:p>
      <text:p text:style-name="P22"/>
      <text:p text:style-name="P22">---------<text:span text:style-name="T48">Book Review chapter 8 ---802.11 channel Access Method --- </text:span></text:p>
      <text:p text:style-name="P22"/>
      <text:p text:style-name="P23">1. What kind of carrier-sensing mechanism is used to detect RF power <text:span text:style-name="T49">from non-WI-Fi devices</text:span></text:p>
      <text:p text:style-name="P24">→<text:span text:style-name="T49"> AC </text:span></text:p>
      <text:list xml:id="list2322840989" text:style-name="L74">
        <text:list-item>
          <text:p text:style-name="P165">After defining the possible causes, based on the symptoms and your WLAN knowledge, you should narrow the most likely cause. </text:p>
        </text:list-item>
      </text:list>
      <text:p text:style-name="P8"/>
      <text:p text:style-name="P11">2. What does the Duration value represent when it is used to set the NAV in a STA?</text:p>
      <text:p text:style-name="P18">→ The length of time it will take to transmit the current frame </text:p>
      <text:list xml:id="list3649941300" text:style-name="L75">
        <text:list-item>
          <text:p text:style-name="P166">The last step in the troubleshooting process is to document the results</text:p>
        </text:list-item>
      </text:list>
      <text:p text:style-name="P11"/>
      <text:p text:style-name="P11">3. What IFS type is variable depending on the priority of a fame waiting for transmission?</text:p>
      <text:p text:style-name="P18">–&gt; DIFS </text:p>
      <text:list xml:id="list3122072724" text:style-name="L76">
        <text:list-item>
          <text:p text:style-name="P167">Throughput does not equal data rate in WLANs due to management overhead, interference, and the number of STAs contending for the medium. </text:p>
          <text:p text:style-name="P167"/>
        </text:list-item>
      </text:list>
      <text:p text:style-name="P67"><text:span text:style-name="T8">4. </text:span><text:span text:style-name="T7">After the IFS, what must count down before a STA can attempt to transmit?</text:span></text:p>
      <text:p text:style-name="P19">→ Carrier sense </text:p>
      <text:list xml:id="list1729627240" text:style-name="L77">
        <text:list-item>
          <text:p text:style-name="P168">Wireshark coloring rules are very useful for viewing packet captures and bringing attention to particular frame types. </text:p>
          <text:p text:style-name="P168"/>
        </text:list-item>
      </text:list>
      <text:p text:style-name="P12"/>
      <text:p text:style-name="P12"/>
      <text:p text:style-name="P12"/>
      <text:p text:style-name="P12"><text:soft-page-break/>5. When 40 MHz and larger channels are used, what portion of the channel is used for BSS operations?</text:p>
      <text:p text:style-name="P19">→ All of it </text:p>
      <text:list xml:id="list3850274832" text:style-name="L78">
        <text:list-item>
          <text:p text:style-name="P175"><text:span text:style-name="T7">Spectrum analyzers are best for locating non-WI-F interference, </text:span><text:span text:style-name="T9">not protocol analyzers. </text:span></text:p>
        </text:list-item>
      </text:list>
      <text:p text:style-name="P13"/>
      <text:p text:style-name="P14">6. What is used by AP’s to clear the channel as a protection mechanism, but not typically used by client STAs?</text:p>
      <text:p text:style-name="P20">→ DTIM </text:p>
      <text:list xml:id="list825603841" text:style-name="L79">
        <text:list-item>
          <text:p text:style-name="P169">it is possible that a spectrum analyzer coupled with a Wi-Fi adapter may have the potential to reveal whether QoS is enabled or not, but more than likely you should use a protocol analyzer for this test. </text:p>
        </text:list-item>
      </text:list>
      <text:p text:style-name="P14"/>
      <text:p text:style-name="P14">7. When a legacy power save client awakes and sees traffic waiting based on the TIM in the Beacon frame, what can it do to inform the AP that it is awake?</text:p>
      <text:p text:style-name="P20">→ Send a Probe Request frame </text:p>
      <text:list xml:id="list3228200890" text:style-name="L80">
        <text:list-item>
          <text:p text:style-name="P170">The obvious answer, in this case is the right answer. NETSH WLAN SHOW DRIVERS lists the driver files used by the WLAN NIC. </text:p>
        </text:list-item>
      </text:list>
      <text:p text:style-name="P14"/>
      <text:p text:style-name="P14">8. Why can a VHT device use a single PPDU format and still be compatible with older 5 GHz devices?</text:p>
      <text:p text:style-name="P20">→ Is uses the Non- HT PPDU format 802.11</text:p>
      <text:list xml:id="list1584024005" text:style-name="L81">
        <text:list-item>
          <text:p text:style-name="P171">To deal with known interference on certain frequencies in particular areas, it is best to strategically plan the channels used to work around the RF noise. </text:p>
        </text:list-item>
      </text:list>
      <text:p text:style-name="P14"/>
      <text:p text:style-name="P15">9. What is the highest AC in EDCA?</text:p>
      <text:p text:style-name="P21">→ AC_BK </text:p>
      <text:list xml:id="list674182152" text:style-name="L82">
        <text:list-item>
          <text:p text:style-name="P172">One potential solution for dealing with hidden node problems is to move the client STAs. </text:p>
        </text:list-item>
      </text:list>
      <text:p text:style-name="P15"/>
      <text:p text:style-name="P15">10. What is the function called that processes the individual AC queues in a QoS STA?</text:p>
      <text:p text:style-name="P21">→ AIFSN </text:p>
      <text:list xml:id="list1702773629" text:style-name="L83">
        <text:list-item>
          <text:p text:style-name="P173">A line tester that supports PoE detection can be used to evaluate the PoE delivered on the cable. </text:p>
        </text:list-item>
      </text:list>
      <text:p text:style-name="P6"/>
      <text:p text:style-name="P91"/>
      <text:p text:style-name="P59">Chapter 9 Quiz </text:p>
      <text:p text:style-name="P68"/>
      <text:p text:style-name="P68">In what plane of operations is configuration and monitoring when considering network planes?</text:p>
      <text:p text:style-name="P59">--&gt; Management </text:p>
      <text:list xml:id="list2087934519" text:style-name="L84">
        <text:list-item>
          <text:p text:style-name="P176">The management plan includes configuration and monitoring.</text:p>
        </text:list-item>
      </text:list>
      <text:p text:style-name="P68"/>
      <text:p text:style-name="P68"/>
      <text:p text:style-name="P68">When centralized data forwarding is used in a WLAN, all data must pass through what device?</text:p>
      <text:p text:style-name="P59">→ Controller </text:p>
      <text:list xml:id="list357924879" text:style-name="L85">
        <text:list-item>
          <text:p text:style-name="P177">Centralized data forwarding requires that all data pass through the WLAN controller.</text:p>
        </text:list-item>
      </text:list>
      <text:p text:style-name="P68"/>
      <text:p text:style-name="P68">N+1 is a WLAN controller-based availability solution where an extra AP is added to each coverage area.</text:p>
      <text:p text:style-name="P59">→ False </text:p>
      <text:list xml:id="list3001037848" text:style-name="L86">
        <text:list-item>
          <text:p text:style-name="P178">N=1 indicates that the required number of primary controllers are installed as well as a single secondary or backup controller.</text:p>
        </text:list-item>
      </text:list>
      <text:p text:style-name="P68"/>
      <text:p text:style-name="P68">When a split-mac, controller-based architecture is used, which function is usually performed in the controller?</text:p>
      <text:p text:style-name="P59">→ 802.11 authentication </text:p>
      <text:list xml:id="list449492798" text:style-name="L87">
        <text:list-item>
          <text:p text:style-name="P179">The controller usually performs 802.11 authentication, association and reassociation. It also typically acts as the authenticator in an 802.1X/EAP implementation.</text:p>
        </text:list-item>
      </text:list>
      <text:p text:style-name="P68"/>
      <text:p text:style-name="P68">Adding more APs is the best solution to all scenarios where insufficient throughput is provided.</text:p>
      <text:p text:style-name="P59">→ False </text:p>
      <text:list xml:id="list988515014" text:style-name="L88">
        <text:list-item>
          <text:p text:style-name="P180">In some cases, removing APs is the proper solution. When too many APs (more than required) are in a coverage area, it can result in increased CCI and reduce overall throughput.</text:p>
        </text:list-item>
      </text:list>
      <text:p text:style-name="P68"/>
      <text:p text:style-name="P68">-----Chapter 9 book --- WLAN Network Architectures -----------</text:p>
      <text:p text:style-name="P68"/>
      <text:p text:style-name="P68">1. In what networking plane would RRM exist?</text:p>
      <text:p text:style-name="P59">→ Control </text:p>
      <text:list xml:id="list2837435527" text:style-name="L89">
        <text:list-item>
          <text:p text:style-name="P181">RRM and other automatic channel configuration solutions operate in the control plane. </text:p>
        </text:list-item>
      </text:list>
      <text:p text:style-name="P68"/>
      <text:p text:style-name="P68">2. What model allows data to be sent from the AP directly to the wired destination?</text:p>
      <text:p text:style-name="P59">→ Distributed Data Forwarding </text:p>
      <text:list xml:id="list459168524" text:style-name="L90">
        <text:list-item>
          <text:p text:style-name="P182">Distributed Data Forwarding </text:p>
        </text:list-item>
      </text:list>
      <text:p text:style-name="P68"/>
      <text:p text:style-name="P68">3. <text:span text:style-name="T50">What protocol is used with CAPWAP tunnels?</text:span></text:p>
      <text:p text:style-name="P59">→<text:span text:style-name="T50"> UDP </text:span></text:p>
      <text:list xml:id="list2332804136" text:style-name="L91">
        <text:list-item>
          <text:p text:style-name="P183">CAPWAP tunnels use UDP </text:p>
        </text:list-item>
      </text:list>
      <text:p text:style-name="P69"/>
      <text:p text:style-name="P69">4. In a split-MAC model, which one of these is usually performed in the AP?</text:p>
      <text:p text:style-name="P266">→ Beacon Frames </text:p>
      <text:list xml:id="list2812711156" text:style-name="L92">
        <text:list-item>
          <text:p text:style-name="P184">beacon frames </text:p>
        </text:list-item>
      </text:list>
      <text:p text:style-name="P69"/>
      <text:p text:style-name="P69"/>
      <text:p text:style-name="P69"/>
      <text:p text:style-name="P190"><text:soft-page-break/>5. What can an AP use to locate a WLAN controller when DHCP is not configured to provide the location, and the controller is on a separate network?</text:p>
      <text:p text:style-name="P190">--<text:span text:style-name="T41">&gt; DNS </text:span></text:p>
      <text:list xml:id="list409605" text:style-name="L93">
        <text:list-item>
          <text:p text:style-name="P185">DNS is used to resolve a hard-coded host name to the IP address of the controller. </text:p>
        </text:list-item>
      </text:list>
      <text:p text:style-name="P69"/>
      <text:p text:style-name="P69">6. When three Controllers are installed as primary controllers, and one is installed as backup for all thress, what kind of high availablity is described?</text:p>
      <text:p text:style-name="P266">→ N + 1 </text:p>
      <text:list xml:id="list352430822" text:style-name="L94">
        <text:list-item>
          <text:p text:style-name="P186">N + 1 high availablity is described </text:p>
        </text:list-item>
      </text:list>
      <text:p text:style-name="P69"/>
      <text:p text:style-name="P69">7. What Layer QoS marking method plays a role in QoS in WLANS?</text:p>
      <text:p text:style-name="P266">→ DSCP </text:p>
      <text:list xml:id="list3966308374" text:style-name="L95">
        <text:list-item>
          <text:p text:style-name="P187">DSCP marking are used to determine the proper AC for WLAN transmissions. </text:p>
        </text:list-item>
      </text:list>
      <text:p text:style-name="P69"/>
      <text:p text:style-name="P69">8. In a cloud-based model, what happens when the cloud is unavailable?</text:p>
      <text:p text:style-name="P266">→ The AP’s function based on the last received configuration </text:p>
      <text:list xml:id="list1381083791" text:style-name="L96">
        <text:list-item>
          <text:p text:style-name="P188">The AP’s will continue to function with the last received configuration, if the cloud is unavailable. </text:p>
        </text:list-item>
      </text:list>
      <text:p text:style-name="P69"/>
      <text:p text:style-name="P69">9. What is determined by the RTS/CTS threshold?</text:p>
      <text:p text:style-name="P69"><text:span text:style-name="T41">→ The frame size at which RTS/CTS must be used</text:span> </text:p>
      <text:list xml:id="list2306962994" text:style-name="L97">
        <text:list-item>
          <text:p text:style-name="P189">The RTS/CTS threshold, available in most AP configuration systems, defines the frame size at which RTS/CTS must be used, even if protection mechanisms are not required. </text:p>
        </text:list-item>
      </text:list>
      <text:p text:style-name="P69"/>
      <text:p text:style-name="P70">10. While no WLAN design is easy, why is MCA RF planning simpler in 5 GHz bands?</text:p>
      <text:p text:style-name="P267">→ More channels are available </text:p>
      <text:list xml:id="list938180750" text:style-name="L98">
        <text:list-item>
          <text:p text:style-name="P191">MCA design is simpler in 5 GHz because there are more channels. </text:p>
        </text:list-item>
      </text:list>
      <text:p text:style-name="P70"/>
      <text:p text:style-name="P70"/>
      <text:p text:style-name="P70"/>
      <text:p text:style-name="P88">Chapter 10 quiz </text:p>
      <text:p text:style-name="P70"/>
      <text:p text:style-name="P70">In industrial environments, engines and other hardware can generate incidental RF energy that may cause problems for WLANs.</text:p>
      <text:p text:style-name="P267">→ True </text:p>
      <text:p text:style-name="P70"/>
      <text:list xml:id="list4079935427" text:style-name="L99">
        <text:list-item>
          <text:p text:style-name="P192">Various devices in industrial and manufacturing environments can generate incidental RF energy. This is unintentional energy as no radio exists in the devices.</text:p>
        </text:list-item>
      </text:list>
      <text:p text:style-name="P70"/>
      <text:p text:style-name="P70">In <text:span text:style-name="T41">[hospitals] </text:span>it is not uncommon to find special rooms that <text:span text:style-name="T41">[prevent]</text:span> RF signals from entering or exiting the room. In such cases, <text:span text:style-name="T41">[APs]</text:span> may have to be installed inside the room to provide adequate <text:span text:style-name="T41">[coverage]</text:span>.</text:p>
      <text:p text:style-name="P70"/>
      <text:p text:style-name="P70"/>
      <text:p text:style-name="P70">High density deployments often require more of what device type than standard office deployments?</text:p>
      <text:p text:style-name="P267">→ AP’s </text:p>
      <text:list xml:id="list2923059865" text:style-name="L100">
        <text:list-item>
          <text:p text:style-name="P193">High density, very high density, and large public venue installations (like stadiums) require careful planning. Characteristics of high-density networks include:</text:p>
          <text:list>
            <text:list-item>
              <text:p text:style-name="P193">Many more APs with lower output power settings</text:p>
            </text:list-item>
            <text:list-item>
              <text:p text:style-name="P193">Implementation of solutions like band steering and load balancing to improve capacity</text:p>
            </text:list-item>
            <text:list-item>
              <text:p text:style-name="P193">Use of directional antennas in strategic locations to accommodate more APs</text:p>
            </text:list-item>
            <text:list-item>
              <text:p text:style-name="P193">Use of materials in the building or area to intentionally attenuate the signals</text:p>
            </text:list-item>
          </text:list>
        </text:list-item>
      </text:list>
      <text:p text:style-name="P70"/>
      <text:p text:style-name="P70"/>
      <text:p text:style-name="P70">With WLAN bridge links, it is required that the first Fresnel zone have 90% clearance.</text:p>
      <text:p text:style-name="P267">→ False </text:p>
      <text:list xml:id="list3914935353" text:style-name="L101">
        <text:list-item>
          <text:p text:style-name="P194">It is required that the first Fresnel zone have 60% clearance and it is desired that it have 80% or more clearance.</text:p>
        </text:list-item>
      </text:list>
      <text:p text:style-name="P70"/>
      <text:p text:style-name="P70"/>
      <text:p text:style-name="P70">An MDM solution is only useful for BYOD implementations.</text:p>
      <text:p text:style-name="P267">→ False </text:p>
      <text:list xml:id="list1266208747" text:style-name="L102">
        <text:list-item>
          <text:p text:style-name="P195">An MDM solution may be used for a BYOD scenario, but it is also commonly used to manage organization-owned devices.</text:p>
        </text:list-item>
      </text:list>
      <text:p text:style-name="P70"/>
      <text:p text:style-name="P70"/>
      <text:p text:style-name="P70">-------Chapter 10 Quiz book ---- WLAN Requirements and Solutions ------------</text:p>
      <text:p text:style-name="P70"/>
      <text:p text:style-name="P70">1. What two important factors must be accommodated in all WLAN deployments?</text:p>
      <text:p text:style-name="P267">–&gt; Coverage and Capacity </text:p>
      <text:list xml:id="list2799336295" text:style-name="L103">
        <text:list-item>
          <text:p text:style-name="P196">Coverage and capacity are required design specification for all WLAN deployments. </text:p>
        </text:list-item>
      </text:list>
      <text:p text:style-name="P70"/>
      <text:p text:style-name="P70">2. What must be carefully reviewed, when subscribing to a WISP service?</text:p>
      <text:p text:style-name="P267">→ Service Level Agreement </text:p>
      <text:list xml:id="list2796479085" text:style-name="L104">
        <text:list-item>
          <text:p text:style-name="P197">The SLA should be reviewed to ensure you are subscribing to the service you require. </text:p>
        </text:list-item>
      </text:list>
      <text:p text:style-name="P70"/>
      <text:p text:style-name="P70">3. What type of room in a hospital is a common area of challenge for Wi-Fi coverage?</text:p>
      <text:p text:style-name="P70"><text:span text:style-name="T41">→ X-ray rooms </text:span></text:p>
      <text:list xml:id="list2413506762" text:style-name="L105">
        <text:list-item>
          <text:p text:style-name="P198">X-ray rooms often have lead-lined walls that hinder RF propagation. </text:p>
        </text:list-item>
      </text:list>
      <text:p text:style-name="P70"><text:soft-page-break/>4. <text:span text:style-name="T51">What kind of materials are sometimes used in hospitality construction, that can cause increased attenuation for RF signals?</text:span></text:p>
      <text:p text:style-name="P70">→<text:span text:style-name="T51"> At times, hotels will install special </text:span><text:span text:style-name="T43">soundproofing </text:span><text:span text:style-name="T51">materials between rooms during construction. The materials can cause high levels of RF attenuation. </text:span></text:p>
      <text:p text:style-name="P70"/>
      <text:p text:style-name="P71">5. Where MUST AP’s or sensors be placed in RTLS deployments?</text:p>
      <text:p text:style-name="P268">→ Around the area </text:p>
      <text:list xml:id="list2738380672" text:style-name="L106">
        <text:list-item>
          <text:p text:style-name="P199">RTLS AP’s/ sensors are installed throughout the area, but they typically must be installed on the periphery of the coverage area. </text:p>
        </text:list-item>
      </text:list>
      <text:p text:style-name="P71"/>
      <text:p text:style-name="P71">6. For what scenario is an MDM solution a good choice?</text:p>
      <text:p text:style-name="P71"><text:span text:style-name="T41">→ BYOD implementation</text:span> </text:p>
      <text:list xml:id="list3062586054" text:style-name="L107">
        <text:list-item>
          <text:p text:style-name="P200">BYOD deployments can benefit significantly from MDM solutions. </text:p>
        </text:list-item>
      </text:list>
      <text:p text:style-name="P71"/>
      <text:p text:style-name="P71">7. What propritary solution attempts to grant more transmission time to device with higher data rates?</text:p>
      <text:p text:style-name="P268">→ AirTime Fairness </text:p>
      <text:list xml:id="list3098358226" text:style-name="L108">
        <text:list-item>
          <text:p text:style-name="P201">AirTime Fairness gives more airtime (in downlink communications) to higher data rate clients. </text:p>
        </text:list-item>
      </text:list>
      <text:p text:style-name="P72"/>
      <text:p text:style-name="P72">8. What solutions typically use neighbor communications to gather information for a controller, to make effective decisions in channel assignment for AP’s?</text:p>
      <text:p text:style-name="P72">→<text:span text:style-name="T41"> RRM</text:span> and Arm provide automatic channel selection and output power settings in enterprise deployments. </text:p>
      <text:p text:style-name="P72"/>
      <text:p text:style-name="P72">9. <text:s/>What if often used to ensure that connecting clients meet minimum security requirement?</text:p>
      <text:p text:style-name="P269">→ VLANs </text:p>
      <text:list xml:id="list2311263543" text:style-name="L109">
        <text:list-item>
          <text:p text:style-name="P202">VLANs are used to segregate network traffic into separate broadcast domains. </text:p>
        </text:list-item>
      </text:list>
      <text:p text:style-name="P70"/>
      <text:p text:style-name="P70"/>
      <text:p text:style-name="P89">Chapter 11 </text:p>
      <text:p text:style-name="P72"/>
      <text:p text:style-name="P72">Which one of the following is a non-deprecated security solution in 802.11-2016?</text:p>
      <text:p text:style-name="P269">→ CCMP </text:p>
      <text:list xml:id="list607058572" text:style-name="L110">
        <text:list-item>
          <text:p text:style-name="P203">CCMP/AES is the only commonly used non-deprecated security solution with the exception of Open System Authentication, which provides no real security if used alone.</text:p>
        </text:list-item>
      </text:list>
      <text:p text:style-name="P72"/>
      <text:p text:style-name="P72">What is used with WPA2-Personal to authenticate clients?</text:p>
      <text:p text:style-name="P269">→ Pre-shared key</text:p>
      <text:list xml:id="list281896095" text:style-name="L111">
        <text:list-item>
          <text:p text:style-name="P204">Personal WPA implementations, including WPA2, use a pre-shared key for authentication. The pre-shared key is entered as a passphrase in the client device connection options.</text:p>
        </text:list-item>
      </text:list>
      <text:p text:style-name="P72"/>
      <text:p text:style-name="P72">A WIPS may use dedicated sensors for network monitoring.</text:p>
      <text:p text:style-name="P269">→ True </text:p>
      <text:list xml:id="list1763366959" text:style-name="L112">
        <text:list-item>
          <text:p text:style-name="P205">WIPS solutions can be integrated or overlay. Overlay solutions always use dedicated sensors for network monitoring.</text:p>
        </text:list-item>
      </text:list>
      <text:p text:style-name="P73"/>
      <text:p text:style-name="P73">When using a <text:span text:style-name="T41">[WIPS]</text:span>, it is important to configure it appropriately to detect<text:span text:style-name="T41"> [rogue]</text:span> APs and understand your network <text:span text:style-name="T41">[policies]</text:span>.</text:p>
      <text:list xml:id="list2815800080" text:style-name="L113">
        <text:list-item>
          <text:p text:style-name="P206">A WIPS must be configured based on organizational policies and it must be configure to know of neighbor APs as opposed to rogue Aps.</text:p>
        </text:list-item>
      </text:list>
      <text:p text:style-name="P73"/>
      <text:p text:style-name="P73">When 802.1X/EAP authentication is used with EAP-TLS, all clients will require a certificate.</text:p>
      <text:p text:style-name="P270">→<text:span text:style-name="T52"> True </text:span></text:p>
      <text:list xml:id="list438251332" text:style-name="L114">
        <text:list-item>
          <text:p text:style-name="P207">EAP-TLS requires the use of client/supplicant certificates.</text:p>
        </text:list-item>
      </text:list>
      <text:p text:style-name="P73"/>
      <text:p text:style-name="P73"/>
      <text:p text:style-name="P73">----<text:span text:style-name="T53">Chapter 11 book questions --- Security Solutions for WLANs ----------</text:span></text:p>
      <text:p text:style-name="P73"/>
      <text:p text:style-name="P74">1. Which one of the following is not deprecated in the 802.11 standard?</text:p>
      <text:p text:style-name="P271">→ CCMP </text:p>
      <text:list xml:id="list105764331" text:style-name="L115">
        <text:list-item>
          <text:p text:style-name="P208">Only CCMP, of those listed, is not deprecated in the current standard. </text:p>
        </text:list-item>
      </text:list>
      <text:p text:style-name="P74"/>
      <text:p text:style-name="P74">2. Why is MAC filtering not secure?</text:p>
      <text:p text:style-name="P74"><text:span text:style-name="T41">→ Attackers can easily identify allowed MAC addresses</text:span> </text:p>
      <text:list xml:id="list1571977503" text:style-name="L116">
        <text:list-item>
          <text:p text:style-name="P209">Attackers can see MAC addresses traversing the medium and those addresses are valid. </text:p>
        </text:list-item>
      </text:list>
      <text:p text:style-name="P74"/>
      <text:p text:style-name="P74">3. What term is defined as an association between two station that includes the 4-way handshake?</text:p>
      <text:p text:style-name="P271">→ RSNA </text:p>
      <text:list xml:id="list63441359" text:style-name="L117">
        <text:list-item>
          <text:p text:style-name="P210">An RSNA is an association between two stations that includes the 4-way handshake </text:p>
        </text:list-item>
      </text:list>
      <text:p text:style-name="P74"/>
      <text:p text:style-name="P74">4. what is common security recommendation when using WPA2-Personal?</text:p>
      <text:p text:style-name="P271">→ Reset the passphrase periodically </text:p>
      <text:list xml:id="list969965001" text:style-name="L118">
        <text:list-item>
          <text:p text:style-name="P211">Any PSK solution should be rest periodically, including WPA2-Personal </text:p>
        </text:list-item>
      </text:list>
      <text:p text:style-name="P74"/>
      <text:p text:style-name="P74"/>
      <text:p text:style-name="P74"/>
      <text:p text:style-name="P74"/>
      <text:p text:style-name="P74"/>
      <text:p text:style-name="P74"><text:soft-page-break/>5. What phrase is used to describe when the client and server are both authenticated?</text:p>
      <text:p text:style-name="P271">→ Mutual authentication </text:p>
      <text:list xml:id="list3686322500" text:style-name="L119">
        <text:list-item>
          <text:p text:style-name="P212">Mutual authentication indicates that the client and the server are authenticated. </text:p>
        </text:list-item>
      </text:list>
      <text:p text:style-name="P74"/>
      <text:p text:style-name="P74">6. What role does the AP or controller play in an 802.1X implementation?</text:p>
      <text:p text:style-name="P271">→ Authenticator </text:p>
      <text:list xml:id="list221998736" text:style-name="L120">
        <text:list-item>
          <text:p text:style-name="P213">The AP or controller acts as the authenticator in an 802.1X implementation. </text:p>
        </text:list-item>
      </text:list>
      <text:p text:style-name="P74"/>
      <text:p text:style-name="P74">7. What protocol is used between WLAN clients and AP’s or controllers when EAP is implemented?</text:p>
      <text:p text:style-name="P271">→EAPOL </text:p>
      <text:list xml:id="list3339072793" text:style-name="L121">
        <text:list-item>
          <text:p text:style-name="P214">EAP over LAN (EAPOL) is used between wireless clients and the authenticator </text:p>
        </text:list-item>
      </text:list>
      <text:p text:style-name="P75"/>
      <text:p text:style-name="P74">8. Which virtual port is used to access LAN resources like files and printers in an 802.1X port-based authentication implementation?</text:p>
      <text:p text:style-name="P271">→ Controlled </text:p>
      <text:list xml:id="list707102202" text:style-name="L122">
        <text:list-item>
          <text:p text:style-name="P215">The controlled port is used to access LAN resources, but it cannot be used until authentication is successful across the uncontrolled port. </text:p>
        </text:list-item>
      </text:list>
      <text:p text:style-name="P74"/>
      <text:p text:style-name="P74">9. What do EAP methods used with WLANs need to provide?</text:p>
      <text:p text:style-name="P74"><text:span text:style-name="T41">→ Dynamic key generation</text:span> </text:p>
      <text:list xml:id="list1615264839" text:style-name="L123">
        <text:list-item>
          <text:p text:style-name="P216">They need to offer dynamic key generation as this material is used to start the 4-way handshake after authentication. </text:p>
        </text:list-item>
      </text:list>
      <text:p text:style-name="P74"/>
      <text:p text:style-name="P74">10. Which one of the following frame types is not protected by management frame protection?</text:p>
      <text:p text:style-name="P271">→ Probe Request </text:p>
      <text:list xml:id="list741697642" text:style-name="L124">
        <text:list-item>
          <text:p text:style-name="P217">Only de-authentication, disassociation and robust action frames are protected by management frame protection. </text:p>
        </text:list-item>
      </text:list>
      <text:p text:style-name="P74"/>
      <text:p text:style-name="P74"/>
      <text:p text:style-name="P74"/>
      <text:p text:style-name="P90">Chapter 12 </text:p>
      <text:p text:style-name="P76"/>
      <text:p text:style-name="P76">What kind of software allows for the creation of heat maps either based on gathered data or simulated network design?</text:p>
      <text:p text:style-name="P272">→<text:span text:style-name="T54"> Site Survey Software </text:span></text:p>
      <text:list xml:id="list1213811112" text:style-name="L125">
        <text:list-item>
          <text:p text:style-name="P218">Site survey software can be used to perform active surveys as well as simulated designs. Heat maps are a common feature of all major site survey applications.</text:p>
        </text:list-item>
      </text:list>
      <text:p text:style-name="P76"/>
      <text:p text:style-name="P76">What is a simple but useful way to validate proper network operations for support of a VoIP WLAN handset?</text:p>
      <text:p text:style-name="P272">→<text:span text:style-name="T54"> Placing a call </text:span></text:p>
      <text:list xml:id="list785414899" text:style-name="L126">
        <text:list-item>
          <text:p text:style-name="P219">Simply placing a call and roaming throughout the facility while on the call can provide effective determination of network performance for VoIP. It is best to perform such tests while other users are also using the network.</text:p>
        </text:list-item>
      </text:list>
      <text:p text:style-name="P76"/>
      <text:p text:style-name="P76">How is coverage defined from a metrics perspective?</text:p>
      <text:p text:style-name="P272">→<text:span text:style-name="T54"> Minimum signal strength required </text:span></text:p>
      <text:list xml:id="list3755357848" text:style-name="L127">
        <text:list-item>
          <text:p text:style-name="P220">Coverage should be defined as a minimum signal strength, such as -67 dBm or -72 dBm.</text:p>
        </text:list-item>
      </text:list>
      <text:p text:style-name="P76"/>
      <text:p text:style-name="P76">Capacity is determined by signal strength and the desired packet error rate.</text:p>
      <text:p text:style-name="P272">→<text:span text:style-name="T54"> False </text:span></text:p>
      <text:list xml:id="list1692769716" text:style-name="L128">
        <text:list-item>
          <text:p text:style-name="P221">Capacity is determined by understanding the applications to be used on the network and ensuring proper design to accommodate those applications. Signal strength is used to define coverage and packet error rate (PER) can be used to troubleshoot some problems.</text:p>
        </text:list-item>
      </text:list>
      <text:p text:style-name="P76"/>
      <text:p text:style-name="P76"/>
      <text:p text:style-name="P76">TamoSoft Throughput Test is a command prompt/shell tool used to test throughput on networks.</text:p>
      <text:p text:style-name="P272">→<text:span text:style-name="T54"> False </text:span></text:p>
      <text:list xml:id="list2566740610" text:style-name="L129">
        <text:list-item>
          <text:p text:style-name="P222">Throughput Test is a GUI tool for Windows and macOS. iPerf is a command prompt/shell tool.</text:p>
        </text:list-item>
      </text:list>
      <text:p text:style-name="P76"/>
      <text:p text:style-name="P76">----<text:span text:style-name="T54">Chapter 12 book questions Site Surveys, Network Design and Validation --------</text:span></text:p>
      <text:p text:style-name="P76"/>
      <text:p text:style-name="P77">1. What is always required to achieve connectivity to the WLAN?</text:p>
      <text:p text:style-name="P273">→ The proper signal strength when compared to the noise floor</text:p>
      <text:list xml:id="list3931220357" text:style-name="L130">
        <text:list-item>
          <text:p text:style-name="P223">In order to connect you must be able to receive the proper signal strength at the location compared to the noise floor. </text:p>
        </text:list-item>
      </text:list>
      <text:p text:style-name="P77"/>
      <text:p text:style-name="P77">2. What is the key factor in achieving a particular data rate?</text:p>
      <text:p text:style-name="P273">→ <text:span text:style-name="T55">SNR </text:span></text:p>
      <text:list xml:id="list3462342441" text:style-name="L131">
        <text:list-item>
          <text:p text:style-name="P224">The signal stregngth alone is not as important as the SNR (which is the signal strength compared to the noise floor) </text:p>
        </text:list-item>
      </text:list>
      <text:p text:style-name="P78"/>
      <text:p text:style-name="P78">3. What is the best way to ensure you have cell overlap?</text:p>
      <text:p text:style-name="P78"><text:span text:style-name="T41">→ Ensure multiple AP’s are visible at cell boundaries</text:span> </text:p>
      <text:list xml:id="list2776861022" text:style-name="L132">
        <text:list-item>
          <text:p text:style-name="P225">By ensuring multiple AP’s are available at the cell boundaries, you ensure overlap. Overlap in percentages cannot really be measured. </text:p>
        </text:list-item>
      </text:list>
      <text:p text:style-name="P78"/>
      <text:p text:style-name="P78"/>
      <text:p text:style-name="P78"><text:soft-page-break/>4. What is the maximum acceptable unidirectional delay in milliseconds for most VoIP implementations?</text:p>
      <text:p text:style-name="P274">→ 150</text:p>
      <text:list xml:id="list1040978392" text:style-name="L133">
        <text:list-item>
          <text:p text:style-name="P226">Most VoIP implementations will require latency or delay measurements of less than 150 ms unidirectional. </text:p>
        </text:list-item>
      </text:list>
      <text:p text:style-name="P78"/>
      <text:p text:style-name="P78">5. You have detected interference cause by one AP on channel 1 and another on channel 2. What kind of interference is this?</text:p>
      <text:p text:style-name="P274">→ Adjacent overlapping channel </text:p>
      <text:list xml:id="list3195438876" text:style-name="L134">
        <text:list-item>
          <text:p text:style-name="P227">The scenario described as ACI, but it is specifically adjacent overlapping interference. </text:p>
        </text:list-item>
      </text:list>
      <text:p text:style-name="P78"/>
      <text:p text:style-name="P78">6. Which one of the following actions may resolve non-Wi-Fi interference problems?</text:p>
      <text:p text:style-name="P274">→ Move the local BSS to a different channel </text:p>
      <text:list xml:id="list375436566" text:style-name="L135">
        <text:list-item>
          <text:p text:style-name="P228">By moving the local BSS to a different channel, you may be able to move away from the interferer.</text:p>
        </text:list-item>
      </text:list>
      <text:p text:style-name="P78"/>
      <text:p text:style-name="P78">7. <text:span text:style-name="T56">What kind of interference may occur if a AP on channel 6 is configured with 400 mW of output power and another AP is a few feet away on channel 1?</text:span></text:p>
      <text:p text:style-name="P274">→<text:span text:style-name="T56"> ACI </text:span></text:p>
      <text:list xml:id="list3919621448" text:style-name="L136">
        <text:list-item>
          <text:p text:style-name="P229">because of the high output power and the close proximity, ACI is likely to occur. </text:p>
        </text:list-item>
      </text:list>
      <text:p text:style-name="P79"/>
      <text:p text:style-name="P79">8. What example tool can be used for load testing?</text:p>
      <text:p text:style-name="P275">→ WAN killer </text:p>
      <text:list xml:id="list1367209620" text:style-name="L137">
        <text:list-item>
          <text:p text:style-name="P230">WAN killer from SolarWinds is a load testing tool. </text:p>
        </text:list-item>
      </text:list>
      <text:p text:style-name="P79"/>
      <text:p text:style-name="P79">9. What simple networking tool can verify network connectivity?</text:p>
      <text:p text:style-name="P275">→ PING </text:p>
      <text:list xml:id="list657911436" text:style-name="L138">
        <text:list-item>
          <text:p text:style-name="P231">PING and TRACEROUTE/TRACERT are simply network connectivity testing tools. </text:p>
        </text:list-item>
      </text:list>
      <text:p text:style-name="P79"/>
      <text:p text:style-name="P79">10. What is an example of an application that can test throughput, use only UDP, and simulate Voice QoS traffic?</text:p>
      <text:p text:style-name="P275">→ TamoSoft Throughput Test </text:p>
      <text:list xml:id="list4231239944" text:style-name="L139">
        <text:list-item>
          <text:p text:style-name="P232">TamoSoft Throughput test can perform all of these functions. </text:p>
        </text:list-item>
      </text:list>
      <text:p text:style-name="P79"/>
      <text:p text:style-name="P79"/>
      <text:h text:style-name="P94" text:outline-level="2">Chapter 13 </text:h>
      <text:p text:style-name="P79"/>
      <text:p text:style-name="P78">What is the second step in the CWNP troubleshooting methodology?</text:p>
      <text:p text:style-name="P247"><text:span text:style-name="T55">→</text:span><text:span text:style-name="T57"> </text:span>Discover the scale of the problem</text:p>
      <text:list xml:id="list1166559676" text:style-name="L140">
        <text:list-item>
          <text:p text:style-name="P233">When you discover the scale of the problem, you are determining who is impacted and what portions of the network or system must therefore be involved. For example, a wireless problem may impact a single user, several users in a coverage cell, an entire coverage cell, all users connected through a single controller (multiple APs), or all users connected to the WLAN in the entire organization. Discovering the scale helps you to narrow your focus as you evaluate the problem.</text:p>
        </text:list-item>
      </text:list>
      <text:p text:style-name="Standard"/>
      <text:p text:style-name="Standard">What tool has experts that provide overview information about errors, security configuration and other details that are interpreted for the administrator automatically?</text:p>
      <text:p text:style-name="P247">→<text:span text:style-name="T57"> Protocol analyzer </text:span></text:p>
      <text:list xml:id="list2786756653" text:style-name="L141">
        <text:list-item>
          <text:p text:style-name="P234">Protocol analyzers have such experts.</text:p>
        </text:list-item>
      </text:list>
      <text:p text:style-name="Standard"/>
      <text:p text:style-name="Standard"/>
      <text:p text:style-name="Standard">The channel utilization is an important factor to consider when evaluating non-Wi-Fi interferers.</text:p>
      <text:p text:style-name="P247">→<text:span text:style-name="T57"> True </text:span></text:p>
      <text:list xml:id="list703146342" text:style-name="L142">
        <text:list-item>
          <text:p text:style-name="P235">Channel utilization is very important when evaluating interference. Interferers that utilize less than 5% of the channel time have far less impact on the capability of the WLAN to function.</text:p>
        </text:list-item>
      </text:list>
      <text:p text:style-name="Standard"/>
      <text:p text:style-name="Standard">Throughput is not impacted by the channel plan, but is only impacted by the supported PHYs.</text:p>
      <text:p text:style-name="P247">→<text:span text:style-name="T57"> False </text:span></text:p>
      <text:list xml:id="list2055563797" text:style-name="L143">
        <text:list-item>
          <text:p text:style-name="P236">Throughput is impacted by the channel plan, supported PHYs, number of APs, AP features, client counts, number of SSIDs, and other factors.</text:p>
        </text:list-item>
      </text:list>
      <text:p text:style-name="Standard"/>
      <text:p text:style-name="Standard">Co-channel interference (CCI) occurs when two [<text:span text:style-name="T41">cells</text:span>] are near enough to each other and operating on the same [<text:span text:style-name="T41">channel</text:span>]. The result is that clients and [<text:span text:style-name="T41">APs</text:span>] will have to contend for access to the medium with those other STAs that may be in a different [<text:span text:style-name="T41">BSS</text:span>].</text:p>
      <text:p text:style-name="Standard"/>
      <text:list xml:id="list3196373453" text:style-name="L144">
        <text:list-item>
          <text:p text:style-name="P237">CCI occurs when two cells are near enough each other and operating on the same channel that some clients and often even the APs will be required to contend with each other for medium access. As was previously noted, for this reason, many are now calling it co-channel contention (CCC) as it is a more accurate reference to what it is. In actuality CCI occurs even in a single AP installation. CCI is contention and contention happens in the channel regardless of the number of APs in the channel.</text:p>
        </text:list-item>
      </text:list>
      <text:p text:style-name="Standard"/>
      <text:p text:style-name="Standard"/>
      <text:p text:style-name="P82">-------<text:span text:style-name="T58">Chapter 13 --- WLAN Troubleshooting ----------</text:span></text:p>
      <text:p text:style-name="Standard"/>
      <text:p text:style-name="P80">1. What step comes after “Define the possible causes” in the CWNP troubleshooting methodology?</text:p>
      <text:p text:style-name="P276">→ Narrow to the most likely cause </text:p>
      <text:list xml:id="list3405902655" text:style-name="L145">
        <text:list-item>
          <text:p text:style-name="P238">After defining the possible causes, based on the symptoms and your WLAN knowledge, you should narrow to the most likely cause. </text:p>
        </text:list-item>
      </text:list>
      <text:p text:style-name="P80"/>
      <text:p text:style-name="P80">2. What should you do immediately after you have positively verified the solution to a problem?</text:p>
      <text:p text:style-name="P276">→ Document the results</text:p>
      <text:list xml:id="list2701503409" text:style-name="L146">
        <text:list-item>
          <text:p text:style-name="P239">The last step in the troubleshooting process is to document the results. </text:p>
        </text:list-item>
      </text:list>
      <text:p text:style-name="P80"/>
      <text:p text:style-name="P80">3. What are you not testing in any common throughput testing tool when you test throughput?</text:p>
      <text:p text:style-name="P276">→ Data Rate </text:p>
      <text:list xml:id="list992830270" text:style-name="L147">
        <text:list-item>
          <text:p text:style-name="P240">Throughput does not equal data rate in WLANs due to management overhead, interference, and the number of STAs contending for the medium. </text:p>
        </text:list-item>
      </text:list>
      <text:p text:style-name="P81"/>
      <text:p text:style-name="P81">4. What feature of Wireshark can be used to make particular frames stand out when viewing a capture file?</text:p>
      <text:p text:style-name="P277">→ Coloring rules </text:p>
      <text:list xml:id="list3219383167" text:style-name="L148">
        <text:list-item>
          <text:p text:style-name="P241">Wireshark coloring rules are very useful for viewing packet captures and bringing attention to particular frames types. </text:p>
        </text:list-item>
      </text:list>
      <text:p text:style-name="P81"/>
      <text:p text:style-name="P81">5. Which one of these is not a good use of a protocol analyzer?</text:p>
      <text:p text:style-name="P277">→ Locating non-Wi-Fi interferes </text:p>
      <text:list xml:id="list3124002881" text:style-name="L149">
        <text:list-item>
          <text:p text:style-name="P242">Spectrum analyzers are best for locating non-Wi-Fi interference, not protocol analyzers. </text:p>
        </text:list-item>
      </text:list>
      <text:p text:style-name="P81"/>
      <text:p text:style-name="P81">6. Which one of the following is not a good use of a spectrum analyzer?</text:p>
      <text:p text:style-name="P278">→ <text:span text:style-name="T60">Determining if QoS is enabled on the WLAN </text:span></text:p>
      <text:list xml:id="list808019578" text:style-name="L154">
        <text:list-item>
          <text:p text:style-name="P280"><text:span text:style-name="T59">It is possible that a spectrum analyzer coupled with a Wi-Fi adapter may have the potential to reveal whether QoS is enabled or not, but more than likely you should use a protocol analyzer for this test. </text:span></text:p>
        </text:list-item>
      </text:list>
      <text:p text:style-name="P81"/>
      <text:p text:style-name="P81">7. What NETSH command shows information about WLAN drivers?</text:p>
      <text:p text:style-name="P277">→ NETSH WLAN SHOW DRIVERS </text:p>
      <text:list xml:id="list1613480823" text:style-name="L150">
        <text:list-item>
          <text:p text:style-name="P243">The obvious answer, in this case is the right answer. NETSH WLAN SHOW DRIVERS lists the drivers files used by the WLAN NIC. </text:p>
        </text:list-item>
      </text:list>
      <text:p text:style-name="P81"/>
      <text:p text:style-name="P81">8. What is a good solution for dealing with RF interference?</text:p>
      <text:p text:style-name="P277">→ Disable RTS/ CTS </text:p>
      <text:list xml:id="list2508187467" text:style-name="L151">
        <text:list-item>
          <text:p text:style-name="P244">To deal with known interference on certain frequencies in particular areas, it is best to strategically plan the channels used to work around the RF noise. </text:p>
        </text:list-item>
      </text:list>
      <text:p text:style-name="P81"/>
      <text:p text:style-name="P81">9. What is a potential solution to hidden node problems?</text:p>
      <text:p text:style-name="P277">→ Move the client STAs </text:p>
      <text:list xml:id="list3453676901" text:style-name="L152">
        <text:list-item>
          <text:p text:style-name="P245">One potential solution for dealing with hidden node problems is to move the client STAs </text:p>
        </text:list-item>
      </text:list>
      <text:p text:style-name="P81"/>
      <text:p text:style-name="P81">10. What can be used to test an Ethernet connection to verify PoE capabilities?</text:p>
      <text:p text:style-name="P277">→ Line tester </text:p>
      <text:list xml:id="list2347444842" text:style-name="L153">
        <text:list-item>
          <text:p text:style-name="P246"><text:span text:style-name="T59">A line tester that supports PoE detection can be used to evaluate the PoE delivered on the cable. </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6T18:49:22.980196097</meta:creation-date>
    <dc:date>2021-12-05T19:19:00.541502829</dc:date>
    <meta:editing-duration>P3DT18H31M57S</meta:editing-duration>
    <meta:editing-cycles>22</meta:editing-cycles>
    <meta:generator>LibreOffice/6.4.7.2$Linux_X86_64 LibreOffice_project/40$Build-2</meta:generator>
    <meta:document-statistic meta:table-count="0" meta:image-count="0" meta:object-count="0" meta:page-count="26" meta:paragraph-count="570" meta:word-count="7237" meta:character-count="41083" meta:non-whitespace-character-count="34290"/>
  </office:meta>
</office:document-meta>
</file>